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may-break-between-rows="true" table:border-model="collapsing"/>
    </style:style>
    <style:style style:name="Table1.A" style:family="table-column">
      <style:table-column-properties style:column-width="2.3132in" style:rel-column-width="21891*"/>
    </style:style>
    <style:style style:name="Table1.B" style:family="table-column">
      <style:table-column-properties style:column-width="4.6118in" style:rel-column-width="43644*"/>
    </style:style>
    <style:style style:name="Table1.A1" style:family="table-cell">
      <style:table-cell-properties fo:background-color="#0099ff" fo:padding="0in" fo:border-left="none" fo:border-right="none" fo:border-top="2.5pt solid #000080" fo:border-bottom="0.05pt solid #000080" style:writing-mode="page">
        <style:background-image/>
      </style:table-cell-properties>
    </style:style>
    <style:style style:name="Table1.2" style:family="table-row">
      <style:table-row-properties fo:keep-together="auto"/>
    </style:style>
    <style:style style:name="Table1.A2" style:family="table-cell">
      <style:table-cell-properties fo:background-color="#99ccff" fo:padding="0in" fo:border-left="none" fo:border-right="none" fo:border-top="none" fo:border-bottom="0.05pt solid #000080" style:writing-mode="page">
        <style:background-image/>
      </style:table-cell-properties>
    </style:style>
    <style:style style:name="Table1.B2" style:family="table-cell" style:data-style-name="N10000">
      <style:table-cell-properties fo:background-color="#99ccff" fo:padding="0in" fo:border-left="none" fo:border-right="none" fo:border-top="none" fo:border-bottom="0.05pt solid #000080" style:writing-mode="page">
        <style:background-image/>
      </style:table-cell-properties>
    </style:style>
    <style:style style:name="Table1.A6" style:family="table-cell">
      <style:table-cell-properties fo:background-color="#ffffff" fo:padding="0in" fo:border-left="none" fo:border-right="none" fo:border-top="0.05pt solid #000080" fo:border-bottom="2.5pt solid #000080" style:writing-mode="page">
        <style:background-image/>
      </style:table-cell-properties>
    </style:style>
    <style:style style:name="Table1.B6" style:family="table-cell" style:data-style-name="N10000">
      <style:table-cell-properties fo:background-color="#ffffff" fo:padding="0in" fo:border-left="none" fo:border-right="none" fo:border-top="0.05pt solid #000080" fo:border-bottom="2.5pt solid #000080" style:writing-mode="page">
        <style:background-image/>
      </style:table-cell-properties>
    </style:style>
    <style:style style:name="Table2" style:family="table">
      <style:table-properties style:width="6.925in" table:align="margins" style:may-break-between-rows="true" table:border-model="collapsing"/>
    </style:style>
    <style:style style:name="Table2.A" style:family="table-column">
      <style:table-column-properties style:column-width="2.3132in" style:rel-column-width="21891*"/>
    </style:style>
    <style:style style:name="Table2.B" style:family="table-column">
      <style:table-column-properties style:column-width="4.6118in" style:rel-column-width="43644*"/>
    </style:style>
    <style:style style:name="Table2.A1" style:family="table-cell">
      <style:table-cell-properties fo:background-color="#0099ff" fo:padding="0in" fo:border-left="none" fo:border-right="none" fo:border-top="2.5pt solid #000080" fo:border-bottom="0.05pt solid #000080" style:writing-mode="page">
        <style:background-image/>
      </style:table-cell-properties>
    </style:style>
    <style:style style:name="Table2.2" style:family="table-row">
      <style:table-row-properties fo:keep-together="auto"/>
    </style:style>
    <style:style style:name="Table2.A2" style:family="table-cell">
      <style:table-cell-properties fo:background-color="#99ccff" fo:padding="0in" fo:border-left="none" fo:border-right="none" fo:border-top="none" fo:border-bottom="0.05pt solid #000080" style:writing-mode="page">
        <style:background-image/>
      </style:table-cell-properties>
    </style:style>
    <style:style style:name="Table2.B4" style:family="table-cell" style:data-style-name="N10000">
      <style:table-cell-properties fo:background-color="#99ccff" fo:padding="0in" fo:border-left="none" fo:border-right="none" fo:border-top="none" fo:border-bottom="0.05pt solid #000080" style:writing-mode="page">
        <style:background-image/>
      </style:table-cell-properties>
    </style:style>
    <style:style style:name="Table2.A6" style:family="table-cell">
      <style:table-cell-properties fo:background-color="#ffffff" fo:padding="0in" fo:border-left="none" fo:border-right="none" fo:border-top="0.05pt solid #000080" fo:border-bottom="2.5pt solid #000080" style:writing-mode="page">
        <style:background-image/>
      </style:table-cell-properties>
    </style:style>
    <style:style style:name="Table2.B6" style:family="table-cell" style:data-style-name="N10000">
      <style:table-cell-properties fo:background-color="#ffffff" fo:padding="0in" fo:border-left="none" fo:border-right="none" fo:border-top="0.05pt solid #000080" fo:border-bottom="2.5pt solid #000080" style:writing-mode="page">
        <style:background-image/>
      </style:table-cell-properties>
    </style:style>
    <style:style style:name="P1" style:family="paragraph" style:parent-style-name="Header">
      <style:paragraph-properties fo:text-align="center" style:justify-single-word="false"/>
      <style:text-properties officeooo:paragraph-rsid="001cfa0b"/>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2f803f"/>
    </style:style>
    <style:style style:name="P4" style:family="paragraph" style:parent-style-name="Text_20_body">
      <style:text-properties officeooo:paragraph-rsid="002ec31d"/>
    </style:style>
    <style:style style:name="P5" style:family="paragraph" style:parent-style-name="Text_20_body">
      <style:paragraph-properties fo:text-align="start" style:justify-single-word="false"/>
      <style:text-properties officeooo:rsid="0038a6fc" officeooo:paragraph-rsid="004027ed"/>
    </style:style>
    <style:style style:name="P6" style:family="paragraph" style:parent-style-name="Text_20_body">
      <style:text-properties officeooo:rsid="004027ed" officeooo:paragraph-rsid="004027ed"/>
    </style:style>
    <style:style style:name="P7" style:family="paragraph" style:parent-style-name="Text_20_body">
      <style:text-properties officeooo:rsid="004027ed" officeooo:paragraph-rsid="004695de"/>
    </style:style>
    <style:style style:name="P8" style:family="paragraph" style:parent-style-name="Text_20_body">
      <style:text-properties officeooo:paragraph-rsid="00402a1b"/>
    </style:style>
    <style:style style:name="P9" style:family="paragraph" style:parent-style-name="Text_20_body">
      <style:text-properties style:font-name="Liberation Serif" officeooo:rsid="003e3ce4"/>
    </style:style>
    <style:style style:name="P10" style:family="paragraph" style:parent-style-name="Text_20_body">
      <style:text-properties officeooo:rsid="0048a07c" officeooo:paragraph-rsid="0048a07c"/>
    </style:style>
    <style:style style:name="P11" style:family="paragraph" style:parent-style-name="Text_20_body">
      <style:text-properties officeooo:paragraph-rsid="004b8713"/>
    </style:style>
    <style:style style:name="P12" style:family="paragraph" style:parent-style-name="Text_20_body">
      <style:text-properties officeooo:paragraph-rsid="004ce8a7"/>
    </style:style>
    <style:style style:name="P13" style:family="paragraph" style:parent-style-name="Text_20_body">
      <style:text-properties officeooo:rsid="004d2295" officeooo:paragraph-rsid="004d2295"/>
    </style:style>
    <style:style style:name="P14" style:family="paragraph" style:parent-style-name="Text_20_body">
      <style:text-properties officeooo:paragraph-rsid="004d2295"/>
    </style:style>
    <style:style style:name="P15" style:family="paragraph" style:parent-style-name="Text_20_body">
      <style:text-properties officeooo:paragraph-rsid="004dfdad"/>
    </style:style>
    <style:style style:name="P16" style:family="paragraph" style:parent-style-name="Text_20_body">
      <style:text-properties officeooo:rsid="004dfdad" officeooo:paragraph-rsid="004dfdad"/>
    </style:style>
    <style:style style:name="P17" style:family="paragraph" style:parent-style-name="Text_20_body">
      <style:text-properties officeooo:rsid="005118cf" officeooo:paragraph-rsid="005118cf"/>
    </style:style>
    <style:style style:name="P18" style:family="paragraph" style:parent-style-name="Text_20_body">
      <style:text-properties officeooo:paragraph-rsid="005118cf"/>
    </style:style>
    <style:style style:name="P19" style:family="paragraph" style:parent-style-name="Text_20_body">
      <style:text-properties officeooo:rsid="00531741" officeooo:paragraph-rsid="00531741"/>
    </style:style>
    <style:style style:name="P20" style:family="paragraph" style:parent-style-name="Text_20_body">
      <style:text-properties officeooo:rsid="004f7482" officeooo:paragraph-rsid="004f7482"/>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118cf" officeooo:paragraph-rsid="005118c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5118cf" officeooo:paragraph-rsid="005118cf" style:font-size-asian="12pt" style:font-style-asian="italic" style:font-weight-asian="bold" style:font-size-complex="12pt" style:font-style-complex="italic"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e22b0" officeooo:paragraph-rsid="006e22b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Heading_20_1">
      <style:text-properties officeooo:rsid="0048a07c" officeooo:paragraph-rsid="004dfdad"/>
    </style:style>
    <style:style style:name="P28" style:family="paragraph" style:parent-style-name="Heading_20_1">
      <style:paragraph-properties fo:break-before="page"/>
    </style:style>
    <style:style style:name="P29" style:family="paragraph" style:parent-style-name="Heading_20_2" style:list-style-name="">
      <style:paragraph-properties fo:orphans="4"/>
    </style:style>
    <style:style style:name="P30" style:family="paragraph" style:parent-style-name="Heading_20_2">
      <style:text-properties officeooo:rsid="005b2a06" officeooo:paragraph-rsid="005b2a06"/>
    </style:style>
    <style:style style:name="P31" style:family="paragraph" style:parent-style-name="Heading_20_2">
      <style:text-properties officeooo:rsid="004ce8a7" officeooo:paragraph-rsid="004ce8a7"/>
    </style:style>
    <style:style style:name="P32" style:family="paragraph" style:parent-style-name="Heading_20_2">
      <style:text-properties officeooo:paragraph-rsid="004695de"/>
    </style:style>
    <style:style style:name="P33" style:family="paragraph" style:parent-style-name="Heading_20_2">
      <style:text-properties officeooo:paragraph-rsid="00402a1b"/>
    </style:style>
    <style:style style:name="P34" style:family="paragraph" style:parent-style-name="Heading_20_2">
      <style:text-properties officeooo:paragraph-rsid="00707265"/>
    </style:style>
    <style:style style:name="P35" style:family="paragraph" style:parent-style-name="Heading_20_2">
      <style:text-properties fo:color="#3465a4" style:font-name="Liberation Sans" fo:font-size="14.6999998092651pt" fo:font-style="normal" fo:font-weight="bold" officeooo:rsid="00707265" officeooo:paragraph-rsid="00707265" style:font-name-asian="Noto Sans CJK SC" style:font-size-asian="16.1000003814697pt" style:font-weight-asian="bold" style:font-name-complex="Lohit Devanagari" style:font-size-complex="16.1000003814697pt" style:font-weight-complex="bold"/>
    </style:style>
    <style:style style:name="P36" style:family="paragraph" style:parent-style-name="Heading_20_3">
      <style:text-properties officeooo:paragraph-rsid="004d2295"/>
    </style:style>
    <style:style style:name="P37" style:family="paragraph" style:parent-style-name="Text_20_body" style:list-style-name="L1">
      <style:text-properties officeooo:rsid="005b2a06" officeooo:paragraph-rsid="005b2a06"/>
    </style:style>
    <style:style style:name="P38" style:family="paragraph" style:parent-style-name="Text_20_body" style:list-style-name="L2">
      <style:text-properties officeooo:rsid="004dfdad" officeooo:paragraph-rsid="004dfdad"/>
    </style:style>
    <style:style style:name="P39" style:family="paragraph" style:parent-style-name="Text_20_body" style:list-style-name="L3">
      <style:text-properties officeooo:rsid="004dfdad" officeooo:paragraph-rsid="004dfdad"/>
    </style:style>
    <style:style style:name="P40" style:family="paragraph" style:parent-style-name="Text_20_body" style:list-style-name="L3">
      <style:text-properties officeooo:rsid="0053c2fa" officeooo:paragraph-rsid="0053c2fa"/>
    </style:style>
    <style:style style:name="P41" style:family="paragraph" style:parent-style-name="Text_20_body" style:list-style-name="L4">
      <style:text-properties officeooo:rsid="0053c2fa" officeooo:paragraph-rsid="0053c2fa"/>
    </style:style>
    <style:style style:name="P42" style:family="paragraph" style:parent-style-name="Text_20_body" style:list-style-name="L4">
      <style:text-properties officeooo:paragraph-rsid="002f803f"/>
    </style:style>
    <style:style style:name="P43" style:family="paragraph" style:parent-style-name="Text_20_body" style:list-style-name="L4">
      <style:text-properties officeooo:paragraph-rsid="00300072"/>
    </style:style>
    <style:style style:name="P44" style:family="paragraph" style:parent-style-name="Text_20_body" style:list-style-name="L4">
      <style:text-properties officeooo:paragraph-rsid="005b8d2e"/>
    </style:style>
    <style:style style:name="P45" style:family="paragraph" style:parent-style-name="Text_20_body" style:list-style-name="L4">
      <style:text-properties officeooo:paragraph-rsid="0034a577"/>
    </style:style>
    <style:style style:name="P46" style:family="paragraph" style:parent-style-name="Text_20_body" style:list-style-name="L4">
      <style:text-properties officeooo:paragraph-rsid="00358fea"/>
    </style:style>
    <style:style style:name="P47" style:family="paragraph" style:parent-style-name="Text_20_body" style:list-style-name="L4">
      <style:text-properties officeooo:paragraph-rsid="0053c2fa"/>
    </style:style>
    <style:style style:name="P48" style:family="paragraph" style:parent-style-name="Text_20_body" style:list-style-name="L4">
      <style:text-properties officeooo:paragraph-rsid="004f7482"/>
    </style:style>
    <style:style style:name="P49" style:family="paragraph" style:parent-style-name="Text_20_body" style:list-style-name="L4">
      <style:text-properties officeooo:paragraph-rsid="006b9c43"/>
    </style:style>
    <style:style style:name="P50" style:family="paragraph" style:parent-style-name="Text_20_body" style:list-style-name="L4">
      <style:text-properties officeooo:paragraph-rsid="003181b0"/>
    </style:style>
    <style:style style:name="P51" style:family="paragraph" style:parent-style-name="Text_20_body" style:list-style-name="L4">
      <style:text-properties officeooo:paragraph-rsid="0032c6c3"/>
    </style:style>
    <style:style style:name="P52" style:family="paragraph" style:parent-style-name="Text_20_body" style:list-style-name="L4">
      <style:text-properties officeooo:paragraph-rsid="00373248"/>
    </style:style>
    <style:style style:name="P53" style:family="paragraph" style:parent-style-name="Text_20_body" style:list-style-name="L4">
      <style:text-properties officeooo:paragraph-rsid="0056e0d0"/>
    </style:style>
    <style:style style:name="P54" style:family="paragraph" style:parent-style-name="Text_20_body" style:list-style-name="L4">
      <style:text-properties officeooo:paragraph-rsid="00450357"/>
    </style:style>
    <style:style style:name="P55" style:family="paragraph" style:parent-style-name="Text_20_body" style:list-style-name="L4">
      <style:text-properties officeooo:paragraph-rsid="0044a7dd"/>
    </style:style>
    <style:style style:name="P56" style:family="paragraph" style:parent-style-name="Text_20_body" style:list-style-name="L4">
      <style:text-properties officeooo:paragraph-rsid="0044c223"/>
    </style:style>
    <style:style style:name="P57" style:family="paragraph" style:parent-style-name="Text_20_body" style:list-style-name="L4">
      <style:text-properties officeooo:paragraph-rsid="0038a6fc"/>
    </style:style>
    <style:style style:name="P58" style:family="paragraph" style:parent-style-name="Text_20_body" style:list-style-name="L4">
      <style:text-properties officeooo:paragraph-rsid="003a5904"/>
    </style:style>
    <style:style style:name="P59" style:family="paragraph" style:parent-style-name="Text_20_body" style:list-style-name="L4">
      <style:text-properties officeooo:paragraph-rsid="00707265"/>
    </style:style>
    <style:style style:name="P60" style:family="paragraph" style:parent-style-name="Text_20_body" style:list-style-name="L4">
      <style:text-properties officeooo:paragraph-rsid="00715707"/>
    </style:style>
    <style:style style:name="P61" style:family="paragraph" style:parent-style-name="Text_20_body" style:list-style-name="L4">
      <style:text-properties officeooo:paragraph-rsid="0072a52d"/>
    </style:style>
    <style:style style:name="P62" style:family="paragraph" style:parent-style-name="Text_20_body" style:list-style-name="L4">
      <style:text-properties officeooo:rsid="002f803f" officeooo:paragraph-rsid="002f803f"/>
    </style:style>
    <style:style style:name="P63" style:family="paragraph" style:parent-style-name="Text_20_body" style:list-style-name="L4">
      <style:text-properties officeooo:rsid="00300072" officeooo:paragraph-rsid="00300072"/>
    </style:style>
    <style:style style:name="P64" style:family="paragraph" style:parent-style-name="Text_20_body" style:list-style-name="L4">
      <style:text-properties style:font-name="Ubuntu" officeooo:rsid="00300072" officeooo:paragraph-rsid="00300072"/>
    </style:style>
    <style:style style:name="P65" style:family="paragraph" style:parent-style-name="Text_20_body" style:list-style-name="L4">
      <style:text-properties style:font-name="Ubuntu" officeooo:paragraph-rsid="00300072"/>
    </style:style>
    <style:style style:name="P66" style:family="paragraph" style:parent-style-name="Text_20_body" style:list-style-name="L4">
      <style:text-properties style:font-name="Ubuntu" officeooo:paragraph-rsid="00358fea"/>
    </style:style>
    <style:style style:name="P67" style:family="paragraph" style:parent-style-name="Text_20_body" style:list-style-name="L5">
      <style:text-properties style:font-name="Ubuntu" officeooo:rsid="003e3ce4" officeooo:paragraph-rsid="0041fdc5"/>
    </style:style>
    <style:style style:name="P68" style:family="paragraph" style:parent-style-name="Text_20_body" style:list-style-name="L5">
      <style:text-properties style:font-name="Ubuntu" officeooo:rsid="003e3ce4" officeooo:paragraph-rsid="003e3ce4"/>
    </style:style>
    <style:style style:name="P69" style:family="paragraph" style:parent-style-name="Text_20_body" style:list-style-name="L5">
      <style:text-properties style:font-name="Ubuntu" officeooo:paragraph-rsid="003e3ce4"/>
    </style:style>
    <style:style style:name="P70" style:family="paragraph" style:parent-style-name="Text_20_body" style:list-style-name="L5">
      <style:text-properties style:font-name="Ubuntu" officeooo:paragraph-rsid="0041fdc5"/>
    </style:style>
    <style:style style:name="P71" style:family="paragraph" style:parent-style-name="Text_20_body" style:list-style-name="L4">
      <style:text-properties style:font-name="Ubuntu" officeooo:rsid="003181b0" officeooo:paragraph-rsid="0056e0d0"/>
    </style:style>
    <style:style style:name="P72" style:family="paragraph" style:parent-style-name="Text_20_body" style:list-style-name="L4">
      <style:text-properties style:font-name="Ubuntu" officeooo:rsid="003181b0" officeooo:paragraph-rsid="00373248"/>
    </style:style>
    <style:style style:name="P73" style:family="paragraph" style:parent-style-name="Text_20_body" style:list-style-name="L4">
      <style:text-properties style:font-name="Ubuntu" officeooo:rsid="003181b0" officeooo:paragraph-rsid="00448b69"/>
    </style:style>
    <style:style style:name="P74" style:family="paragraph" style:parent-style-name="Text_20_body" style:list-style-name="L4">
      <style:text-properties style:font-name="Ubuntu" officeooo:rsid="0057e1e0" officeooo:paragraph-rsid="0057e1e0"/>
    </style:style>
    <style:style style:name="P75" style:family="paragraph" style:parent-style-name="Text_20_body" style:list-style-name="L4">
      <style:text-properties style:font-name="Ubuntu" officeooo:rsid="0038a6fc" officeooo:paragraph-rsid="0038a6fc"/>
    </style:style>
    <style:style style:name="P76" style:family="paragraph" style:parent-style-name="Text_20_body" style:list-style-name="L7">
      <style:text-properties style:font-name="Ubuntu"/>
    </style:style>
    <style:style style:name="P77" style:family="paragraph" style:parent-style-name="Text_20_body" style:list-style-name="L7">
      <style:text-properties style:font-name="Ubuntu" officeooo:paragraph-rsid="00472603"/>
    </style:style>
    <style:style style:name="P78" style:family="paragraph" style:parent-style-name="Text_20_body" style:list-style-name="L7">
      <style:text-properties style:font-name="Ubuntu" officeooo:paragraph-rsid="00502fba"/>
    </style:style>
    <style:style style:name="P79" style:family="paragraph" style:parent-style-name="Text_20_body" style:list-style-name="L7">
      <style:text-properties style:font-name="Ubuntu" officeooo:rsid="0048a07c" officeooo:paragraph-rsid="0048a07c"/>
    </style:style>
    <style:style style:name="P80" style:family="paragraph" style:parent-style-name="Text_20_body" style:list-style-name="L4">
      <style:text-properties style:font-name="Ubuntu" officeooo:rsid="00715707" officeooo:paragraph-rsid="00715707"/>
    </style:style>
    <style:style style:name="P81" style:family="paragraph" style:parent-style-name="Text_20_body" style:list-style-name="L4">
      <style:text-properties officeooo:rsid="00439865" officeooo:paragraph-rsid="00439865"/>
    </style:style>
    <style:style style:name="P82" style:family="paragraph" style:parent-style-name="Text_20_body" style:list-style-name="L4">
      <style:text-properties officeooo:rsid="0040e1d4" officeooo:paragraph-rsid="0040e1d4"/>
    </style:style>
    <style:style style:name="P83" style:family="paragraph" style:parent-style-name="Text_20_body" style:list-style-name="L6">
      <style:text-properties style:font-name="Liberation Serif" officeooo:rsid="0038a6fc" officeooo:paragraph-rsid="003a5904"/>
    </style:style>
    <style:style style:name="P84" style:family="paragraph" style:parent-style-name="Text_20_body" style:list-style-name="L8">
      <style:text-properties style:font-name="Liberation Serif" officeooo:rsid="00402a1b" officeooo:paragraph-rsid="00402a1b"/>
    </style:style>
    <style:style style:name="P85" style:family="paragraph" style:parent-style-name="Text_20_body" style:list-style-name="L7"/>
    <style:style style:name="P86" style:family="paragraph" style:parent-style-name="Text_20_body" style:list-style-name="L7">
      <style:text-properties officeooo:paragraph-rsid="004797fa"/>
    </style:style>
    <style:style style:name="P87" style:family="paragraph" style:parent-style-name="Text_20_body" style:list-style-name="L7">
      <style:text-properties officeooo:paragraph-rsid="00502fba"/>
    </style:style>
    <style:style style:name="P88" style:family="paragraph" style:parent-style-name="Text_20_body" style:list-style-name="L8">
      <style:text-properties officeooo:rsid="00402a1b" officeooo:paragraph-rsid="00402a1b"/>
    </style:style>
    <style:style style:name="P89" style:family="paragraph" style:parent-style-name="Text_20_body">
      <style:text-properties officeooo:rsid="005118cf" officeooo:paragraph-rsid="005118cf"/>
    </style:style>
    <style:style style:name="P90" style:family="paragraph" style:parent-style-name="Text_20_body">
      <style:text-properties officeooo:rsid="006e22b0" officeooo:paragraph-rsid="006e22b0"/>
    </style:style>
    <style:style style:name="P91" style:family="paragraph" style:parent-style-name="Text_20_body" style:list-style-name="L9">
      <style:text-properties officeooo:rsid="006e22b0" officeooo:paragraph-rsid="006e22b0"/>
    </style:style>
    <style:style style:name="P92" style:family="paragraph" style:parent-style-name="Text_20_body" style:list-style-name="L9">
      <style:text-properties officeooo:paragraph-rsid="006e22b0"/>
    </style:style>
    <style:style style:name="P93" style:family="paragraph" style:parent-style-name="Text_20_body" style:list-style-name="L1">
      <style:text-properties officeooo:rsid="006fa7af" officeooo:paragraph-rsid="006fa7af"/>
    </style:style>
    <style:style style:name="P94" style:family="paragraph" style:parent-style-name="Text_20_body">
      <style:text-properties officeooo:paragraph-rsid="00707265"/>
    </style:style>
    <style:style style:name="P95" style:family="paragraph" style:parent-style-name="Text_20_body" style:list-style-name="L4">
      <style:text-properties officeooo:rsid="00715707" officeooo:paragraph-rsid="00715707"/>
    </style:style>
    <style:style style:name="P96" style:family="paragraph" style:parent-style-name="Text_20_body" style:list-style-name="L4">
      <style:text-properties officeooo:rsid="0072a52d" officeooo:paragraph-rsid="0072a52d"/>
    </style:style>
    <style:style style:name="T1" style:family="text">
      <style:text-properties fo:font-size="11pt" officeooo:rsid="001cfa0b" style:font-size-asian="11pt" style:font-size-complex="11pt"/>
    </style:style>
    <style:style style:name="T2" style:family="text">
      <style:text-properties fo:font-size="11pt" officeooo:rsid="003c13e4" style:font-size-asian="11pt" style:font-size-complex="11pt"/>
    </style:style>
    <style:style style:name="T3" style:family="text">
      <style:text-properties fo:font-size="11pt" officeooo:rsid="004027ed" style:font-size-asian="11pt" style:font-size-complex="11pt"/>
    </style:style>
    <style:style style:name="T4" style:family="text">
      <style:text-properties fo:font-size="11pt" officeooo:rsid="006fa7af" style:font-size-asian="11pt" style:font-size-complex="11pt"/>
    </style:style>
    <style:style style:name="T5" style:family="text">
      <style:text-properties style:font-name="Ubuntu"/>
    </style:style>
    <style:style style:name="T6" style:family="text">
      <style:text-properties style:font-name="Ubuntu" officeooo:rsid="00300072"/>
    </style:style>
    <style:style style:name="T7" style:family="text">
      <style:text-properties style:font-name="Ubuntu" officeooo:rsid="003181b0"/>
    </style:style>
    <style:style style:name="T8" style:family="text">
      <style:text-properties style:font-name="Ubuntu" officeooo:rsid="0032c6c3"/>
    </style:style>
    <style:style style:name="T9" style:family="text">
      <style:text-properties style:font-name="Ubuntu" officeooo:rsid="00358fea"/>
    </style:style>
    <style:style style:name="T10" style:family="text">
      <style:text-properties style:font-name="Ubuntu" officeooo:rsid="00373248"/>
    </style:style>
    <style:style style:name="T11" style:family="text">
      <style:text-properties style:font-name="Ubuntu" officeooo:rsid="0036f1b8"/>
    </style:style>
    <style:style style:name="T12" style:family="text">
      <style:text-properties style:font-name="Ubuntu" officeooo:rsid="002f803f"/>
    </style:style>
    <style:style style:name="T13" style:family="text">
      <style:text-properties style:font-name="Ubuntu" officeooo:rsid="004027ed"/>
    </style:style>
    <style:style style:name="T14" style:family="text">
      <style:text-properties style:font-name="Ubuntu" officeooo:rsid="00402a1b"/>
    </style:style>
    <style:style style:name="T15" style:family="text">
      <style:text-properties style:font-name="Ubuntu" officeooo:rsid="0044a7dd"/>
    </style:style>
    <style:style style:name="T16" style:family="text">
      <style:text-properties style:font-name="Ubuntu" officeooo:rsid="0040e1d4"/>
    </style:style>
    <style:style style:name="T17" style:family="text">
      <style:text-properties style:font-name="Ubuntu" officeooo:rsid="0044c223"/>
    </style:style>
    <style:style style:name="T18" style:family="text">
      <style:text-properties style:font-name="Ubuntu" officeooo:rsid="00450357"/>
    </style:style>
    <style:style style:name="T19" style:family="text">
      <style:text-properties style:font-name="Ubuntu" officeooo:rsid="004797fa"/>
    </style:style>
    <style:style style:name="T20" style:family="text">
      <style:text-properties style:font-name="Ubuntu" officeooo:rsid="004b8713"/>
    </style:style>
    <style:style style:name="T21" style:family="text">
      <style:text-properties style:font-name="Ubuntu" officeooo:rsid="004dfdad"/>
    </style:style>
    <style:style style:name="T22" style:family="text">
      <style:text-properties style:font-name="Ubuntu" officeooo:rsid="0053c2fa"/>
    </style:style>
    <style:style style:name="T23" style:family="text">
      <style:text-properties style:font-name="Ubuntu" officeooo:rsid="0054c979"/>
    </style:style>
    <style:style style:name="T24" style:family="text">
      <style:text-properties style:font-name="Ubuntu" officeooo:rsid="0055241b"/>
    </style:style>
    <style:style style:name="T25" style:family="text">
      <style:text-properties style:font-name="Ubuntu" officeooo:rsid="0056e0d0"/>
    </style:style>
    <style:style style:name="T26" style:family="text">
      <style:text-properties style:font-name="Ubuntu" officeooo:rsid="005b2a06"/>
    </style:style>
    <style:style style:name="T27" style:family="text">
      <style:text-properties style:font-name="Ubuntu" officeooo:rsid="005b8d2e"/>
    </style:style>
    <style:style style:name="T28" style:family="text">
      <style:text-properties style:font-name="Ubuntu" officeooo:rsid="004f7482"/>
    </style:style>
    <style:style style:name="T29" style:family="text">
      <style:text-properties style:font-name="Ubuntu" officeooo:rsid="005bcab9"/>
    </style:style>
    <style:style style:name="T30" style:family="text">
      <style:text-properties style:font-name="Ubuntu" officeooo:rsid="00715707"/>
    </style:style>
    <style:style style:name="T31" style:family="text">
      <style:text-properties style:font-name="Ubuntu" officeooo:rsid="0072a52d"/>
    </style:style>
    <style:style style:name="T32" style:family="text">
      <style:text-properties style:font-name="Liberation Serif"/>
    </style:style>
    <style:style style:name="T33" style:family="text">
      <style:text-properties style:font-name="Liberation Serif" officeooo:rsid="0032c6c3"/>
    </style:style>
    <style:style style:name="T34" style:family="text">
      <style:text-properties style:font-name="Liberation Serif" officeooo:rsid="0034a577"/>
    </style:style>
    <style:style style:name="T35" style:family="text">
      <style:text-properties style:font-name="Liberation Serif" officeooo:rsid="0036f1b8"/>
    </style:style>
    <style:style style:name="T36" style:family="text">
      <style:text-properties style:font-name="Liberation Serif" officeooo:rsid="00373248"/>
    </style:style>
    <style:style style:name="T37" style:family="text">
      <style:text-properties style:font-name="Liberation Serif" officeooo:rsid="0038a6fc"/>
    </style:style>
    <style:style style:name="T38" style:family="text">
      <style:text-properties style:font-name="Liberation Serif" officeooo:rsid="003a5904"/>
    </style:style>
    <style:style style:name="T39" style:family="text">
      <style:text-properties style:font-name="Liberation Serif" officeooo:rsid="003cbca5"/>
    </style:style>
    <style:style style:name="T40" style:family="text">
      <style:text-properties style:font-name="Liberation Serif" officeooo:rsid="003e3ce4"/>
    </style:style>
    <style:style style:name="T41" style:family="text">
      <style:text-properties style:font-name="Liberation Serif" officeooo:rsid="002f803f"/>
    </style:style>
    <style:style style:name="T42" style:family="text">
      <style:text-properties style:font-name="Liberation Serif" officeooo:rsid="003c13e4"/>
    </style:style>
    <style:style style:name="T43" style:family="text">
      <style:text-properties style:font-name="Liberation Serif" officeooo:rsid="004027ed"/>
    </style:style>
    <style:style style:name="T44" style:family="text">
      <style:text-properties style:font-name="Liberation Serif" officeooo:rsid="00402a1b"/>
    </style:style>
    <style:style style:name="T45" style:family="text">
      <style:text-properties style:font-name="Liberation Serif" officeooo:rsid="00471e76"/>
    </style:style>
    <style:style style:name="T46" style:family="text">
      <style:text-properties style:font-name="Liberation Serif" officeooo:rsid="00472603"/>
    </style:style>
    <style:style style:name="T47" style:family="text">
      <style:text-properties style:font-name="Liberation Serif" officeooo:rsid="004797fa"/>
    </style:style>
    <style:style style:name="T48" style:family="text">
      <style:text-properties style:font-name="Liberation Serif" officeooo:rsid="0048a07c"/>
    </style:style>
    <style:style style:name="T49" style:family="text">
      <style:text-properties style:font-name="Liberation Serif" officeooo:rsid="00502fba"/>
    </style:style>
    <style:style style:name="T50" style:family="text">
      <style:text-properties style:font-name="Liberation Serif" officeooo:rsid="0040e1d4"/>
    </style:style>
    <style:style style:name="T51" style:family="text">
      <style:text-properties style:font-name="Liberation Serif" officeooo:rsid="0041fdc5"/>
    </style:style>
    <style:style style:name="T52" style:family="text">
      <style:text-properties style:font-name="Liberation Serif" officeooo:rsid="00439865"/>
    </style:style>
    <style:style style:name="T53" style:family="text">
      <style:text-properties style:font-name="Liberation Serif" officeooo:rsid="00448b69"/>
    </style:style>
    <style:style style:name="T54" style:family="text">
      <style:text-properties style:font-name="Liberation Serif" officeooo:rsid="0044a7dd"/>
    </style:style>
    <style:style style:name="T55" style:family="text">
      <style:text-properties style:font-name="Liberation Serif" officeooo:rsid="0044c223"/>
    </style:style>
    <style:style style:name="T56" style:family="text">
      <style:text-properties style:font-name="Liberation Serif" officeooo:rsid="004f7482"/>
    </style:style>
    <style:style style:name="T57" style:family="text">
      <style:text-properties style:font-name="Liberation Serif" officeooo:rsid="0054c979"/>
    </style:style>
    <style:style style:name="T58" style:family="text">
      <style:text-properties style:font-name="Liberation Serif" officeooo:rsid="0055241b"/>
    </style:style>
    <style:style style:name="T59" style:family="text">
      <style:text-properties style:font-name="Liberation Serif" officeooo:rsid="0056e0d0"/>
    </style:style>
    <style:style style:name="T60" style:family="text">
      <style:text-properties style:font-name="Liberation Serif" fo:font-style="italic" officeooo:rsid="0056e0d0" style:font-style-asian="italic" style:font-style-complex="italic"/>
    </style:style>
    <style:style style:name="T61" style:family="text">
      <style:text-properties style:font-name="Liberation Serif" officeooo:rsid="00593274"/>
    </style:style>
    <style:style style:name="T62" style:family="text">
      <style:text-properties style:font-name="Liberation Serif" officeooo:rsid="005bcab9"/>
    </style:style>
    <style:style style:name="T63" style:family="text">
      <style:text-properties style:font-name="Liberation Serif" officeooo:rsid="006b9c43"/>
    </style:style>
    <style:style style:name="T64" style:family="text">
      <style:text-properties style:font-name="Liberation Serif" officeooo:rsid="00707265"/>
    </style:style>
    <style:style style:name="T65" style:family="text">
      <style:text-properties style:font-name="Liberation Serif" officeooo:rsid="00715707"/>
    </style:style>
    <style:style style:name="T66" style:family="text">
      <style:text-properties officeooo:rsid="002ec31d"/>
    </style:style>
    <style:style style:name="T67" style:family="text">
      <style:text-properties officeooo:rsid="002f803f"/>
    </style:style>
    <style:style style:name="T68" style:family="text">
      <style:text-properties officeooo:rsid="00300072"/>
    </style:style>
    <style:style style:name="T69" style:family="text">
      <style:text-properties officeooo:rsid="003181b0"/>
    </style:style>
    <style:style style:name="T70" style:family="text">
      <style:text-properties officeooo:rsid="0032c6c3"/>
    </style:style>
    <style:style style:name="T71" style:family="text">
      <style:text-properties officeooo:rsid="0034a577"/>
    </style:style>
    <style:style style:name="T72" style:family="text">
      <style:text-properties officeooo:rsid="00358fea"/>
    </style:style>
    <style:style style:name="T73" style:family="text">
      <style:text-properties officeooo:rsid="00373248"/>
    </style:style>
    <style:style style:name="T74" style:family="text">
      <style:text-properties officeooo:rsid="0038a6fc"/>
    </style:style>
    <style:style style:name="T75" style:family="text">
      <style:text-properties officeooo:rsid="003c13e4"/>
    </style:style>
    <style:style style:name="T76" style:family="text">
      <style:text-properties officeooo:rsid="003fc8b6"/>
    </style:style>
    <style:style style:name="T77" style:family="text">
      <style:text-properties officeooo:rsid="00402a1b"/>
    </style:style>
    <style:style style:name="T78" style:family="text">
      <style:text-properties officeooo:rsid="0040e1d4"/>
    </style:style>
    <style:style style:name="T79" style:family="text">
      <style:text-properties officeooo:rsid="0041fdc5"/>
    </style:style>
    <style:style style:name="T80" style:family="text">
      <style:text-properties officeooo:rsid="00448b69"/>
    </style:style>
    <style:style style:name="T81" style:family="text">
      <style:text-properties officeooo:rsid="004797fa"/>
    </style:style>
    <style:style style:name="T82" style:family="text">
      <style:text-properties officeooo:rsid="004b8713"/>
    </style:style>
    <style:style style:name="T83" style:family="text">
      <style:text-properties officeooo:rsid="004ce8a7"/>
    </style:style>
    <style:style style:name="T84" style:family="text">
      <style:text-properties officeooo:rsid="004d1d6c"/>
    </style:style>
    <style:style style:name="T85" style:family="text">
      <style:text-properties officeooo:rsid="004d2295"/>
    </style:style>
    <style:style style:name="T86" style:family="text">
      <style:text-properties officeooo:rsid="004de97e"/>
    </style:style>
    <style:style style:name="T87" style:family="text">
      <style:text-properties fo:font-weight="bold" officeooo:rsid="004de97e" style:font-weight-asian="bold" style:font-weight-complex="bold"/>
    </style:style>
    <style:style style:name="T88" style:family="text">
      <style:text-properties fo:font-weight="normal" officeooo:rsid="004de97e" style:font-weight-asian="normal" style:font-weight-complex="normal"/>
    </style:style>
    <style:style style:name="T89" style:family="text">
      <style:text-properties officeooo:rsid="004dfdad"/>
    </style:style>
    <style:style style:name="T90" style:family="text">
      <style:text-properties officeooo:rsid="004f7482"/>
    </style:style>
    <style:style style:name="T91" style:family="text">
      <style:text-properties officeooo:rsid="0053c2fa"/>
    </style:style>
    <style:style style:name="T92" style:family="text">
      <style:text-properties officeooo:rsid="0054c979"/>
    </style:style>
    <style:style style:name="T93" style:family="text">
      <style:text-properties officeooo:rsid="0055241b"/>
    </style:style>
    <style:style style:name="T94" style:family="text">
      <style:text-properties officeooo:rsid="0056e0d0"/>
    </style:style>
    <style:style style:name="T95" style:family="text">
      <style:text-properties fo:font-style="italic" style:font-style-asian="italic" style:font-style-complex="italic"/>
    </style:style>
    <style:style style:name="T96" style:family="text">
      <style:text-properties fo:font-style="italic" officeooo:rsid="006fa7af" style:font-style-asian="italic" style:font-style-complex="italic"/>
    </style:style>
    <style:style style:name="T97" style:family="text">
      <style:text-properties officeooo:rsid="005b2a06"/>
    </style:style>
    <style:style style:name="T98" style:family="text">
      <style:text-properties officeooo:rsid="005b8d2e"/>
    </style:style>
    <style:style style:name="T99" style:family="text">
      <style:text-properties officeooo:rsid="005bcab9"/>
    </style:style>
    <style:style style:name="T100" style:family="text">
      <style:text-properties officeooo:rsid="006e22b0"/>
    </style:style>
    <style:style style:name="T101" style:family="text">
      <style:text-properties officeooo:rsid="006fa7af"/>
    </style:style>
    <style:style style:name="T102" style:family="text">
      <style:text-properties style:font-name="Ubuntu" officeooo:rsid="006e22b0"/>
    </style:style>
    <style:style style:name="T103" style:family="text">
      <style:text-properties style:font-name="Ubuntu" officeooo:rsid="004b8713"/>
    </style:style>
    <style:style style:name="T104" style:family="text">
      <style:text-properties officeooo:rsid="00707265"/>
    </style:style>
    <style:style style:name="T105" style:family="text">
      <style:text-properties officeooo:rsid="00715707"/>
    </style:style>
    <style:style style:name="T106" style:family="text">
      <style:text-properties style:font-name="Liberation Serif"/>
    </style:style>
    <style:style style:name="T107" style:family="text">
      <style:text-properties style:font-name="Liberation Serif" officeooo:rsid="00715707"/>
    </style:style>
    <style:style style:name="T108" style:family="text">
      <style:text-properties style:font-name="Liberation Serif" officeooo:rsid="0072a52d"/>
    </style:style>
    <style:style style:name="Sect1" style:family="section">
      <style:section-properties fo:background-color="#729fc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173in" fo:text-indent="-0.25in" fo:margin-left="0.9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73in" fo:text-indent="-0.25in" fo:margin-left="1.1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73in" fo:text-indent="-0.25in" fo:margin-left="1.4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73in" fo:text-indent="-0.25in" fo:margin-left="1.6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73in" fo:text-indent="-0.25in" fo:margin-left="1.9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73in" fo:text-indent="-0.25in" fo:margin-left="2.1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73in" fo:text-indent="-0.25in" fo:margin-left="2.4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73in" fo:text-indent="-0.25in" fo:margin-left="2.6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73in" fo:text-indent="-0.25in" fo:margin-left="2.9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73in" fo:text-indent="-0.25in" fo:margin-left="3.167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4"><text:a xlink:type="simple" xlink:href="#__RefHeading___Toc743_1699702591" text:style-name="Index_20_Link" text:visited-style-name="Index_20_Link">Introduction<text:tab/>2</text:a></text:p>
          <text:p text:style-name="P25"><text:a xlink:type="simple" xlink:href="#__RefHeading___Toc745_1699702591" text:style-name="Index_20_Link" text:visited-style-name="Index_20_Link">Purpose<text:tab/>2</text:a></text:p>
          <text:p text:style-name="P25"><text:a xlink:type="simple" xlink:href="#__RefHeading___Toc747_1699702591" text:style-name="Index_20_Link" text:visited-style-name="Index_20_Link">Scope<text:tab/>2</text:a></text:p>
          <text:p text:style-name="P25"><text:a xlink:type="simple" xlink:href="#__RefHeading___Toc749_1699702591" text:style-name="Index_20_Link" text:visited-style-name="Index_20_Link">Definition and Acronyms<text:tab/>2</text:a></text:p>
          <text:p text:style-name="P25"><text:a xlink:type="simple" xlink:href="#__RefHeading___Toc1345_2412599225" text:style-name="Index_20_Link" text:visited-style-name="Index_20_Link">References:<text:tab/>3</text:a></text:p>
          <text:p text:style-name="P25"><text:a xlink:type="simple" xlink:href="#__RefHeading___Toc751_1699702591" text:style-name="Index_20_Link" text:visited-style-name="Index_20_Link">Document Status<text:tab/>3</text:a></text:p>
          <text:p text:style-name="P24"><text:a xlink:type="simple" xlink:href="#__RefHeading___Toc1206_3571716550" text:style-name="Index_20_Link" text:visited-style-name="Index_20_Link">CO3_CONFIG_PATH<text:tab/>3</text:a></text:p>
          <text:p text:style-name="P24"><text:a xlink:type="simple" xlink:href="#__RefHeading___Toc641_1699702591" text:style-name="Index_20_Link" text:visited-style-name="Index_20_Link">Agents<text:tab/>3</text:a></text:p>
          <text:p text:style-name="P24"><text:a xlink:type="simple" xlink:href="#__RefHeading___Toc731_1699702591" text:style-name="Index_20_Link" text:visited-style-name="Index_20_Link">Environments<text:tab/>4</text:a></text:p>
          <text:p text:style-name="P25"><text:a xlink:type="simple" xlink:href="#__RefHeading___Toc643_1699702591" text:style-name="Index_20_Link" text:visited-style-name="Index_20_Link">Playback Environments<text:tab/>4</text:a></text:p>
          <text:p text:style-name="P26"><text:a xlink:type="simple" xlink:href="#__RefHeading___Toc661_1699702591" text:style-name="Index_20_Link" text:visited-style-name="Index_20_Link">EvaluateDataFrameEnv-v0<text:tab/>4</text:a></text:p>
          <text:p text:style-name="P26"><text:a xlink:type="simple" xlink:href="#__RefHeading___Toc649_1699702591" text:style-name="Index_20_Link" text:visited-style-name="Index_20_Link">BuyOrderbookDataFrame-v0<text:tab/>4</text:a></text:p>
          <text:p text:style-name="P26"><text:a xlink:type="simple" xlink:href="#__RefHeading___Toc651_1699702591" text:style-name="Index_20_Link" text:visited-style-name="Index_20_Link">SellOrderbookDataFrame-v0<text:tab/>4</text:a></text:p>
          <text:p text:style-name="P26"><text:a xlink:type="simple" xlink:href="#__RefHeading___Toc733_1699702591" text:style-name="Index_20_Link" text:visited-style-name="Index_20_Link">OrderbookDataFrame-v0<text:tab/>4</text:a></text:p>
          <text:p text:style-name="P25"><text:a xlink:type="simple" xlink:href="#__RefHeading___Toc663_1699702591" text:style-name="Index_20_Link" text:visited-style-name="Index_20_Link">Generation Environments<text:tab/>4</text:a></text:p>
          <text:p text:style-name="P26"><text:a xlink:type="simple" xlink:href="#__RefHeading___Toc665_1699702591" text:style-name="Index_20_Link" text:visited-style-name="Index_20_Link">EvaluateTradeHistoryEnv-v0<text:tab/>5</text:a></text:p>
          <text:p text:style-name="P26"><text:a xlink:type="simple" xlink:href="#__RefHeading___Toc667_1699702591" text:style-name="Index_20_Link" text:visited-style-name="Index_20_Link">OrderbookHistoryEnv-v0<text:tab/>5</text:a></text:p>
          <text:p text:style-name="P24"><text:a xlink:type="simple" xlink:href="#__RefHeading___Toc1208_3571716550" text:style-name="Index_20_Link" text:visited-style-name="Index_20_Link">Configuration Parameters<text:tab/>5</text:a></text:p>
          <text:p text:style-name="P25"><text:a xlink:type="simple" xlink:href="#__RefHeading___Toc600_1699702591" text:style-name="Index_20_Link" text:visited-style-name="Index_20_Link">playback<text:tab/>5</text:a></text:p>
          <text:p text:style-name="P25"><text:a xlink:type="simple" xlink:href="#__RefHeading___Toc1259_3571716550" text:style-name="Index_20_Link" text:visited-style-name="Index_20_Link">generate<text:tab/>12</text:a></text:p>
          <text:p text:style-name="P25"><text:a xlink:type="simple" xlink:href="#__RefHeading___Toc1369_1646069555" text:style-name="Index_20_Link" text:visited-style-name="Index_20_Link">recover_orderbooks<text:tab/>13</text:a></text:p>
          <text:p text:style-name="P24"><text:a xlink:type="simple" xlink:href="#__RefHeading___Toc1261_3571716550" text:style-name="Index_20_Link" text:visited-style-name="Index_20_Link">Reference Configuration Files<text:tab/>13</text:a></text:p>
          <text:p text:style-name="P25"><text:a xlink:type="simple" xlink:href="#__RefHeading___Toc1263_3571716550" text:style-name="Index_20_Link" text:visited-style-name="Index_20_Link">co3.yaml<text:tab/>14</text:a></text:p>
          <text:p text:style-name="P25"><text:a xlink:type="simple" xlink:href="#__RefHeading___Toc653_1699702591" text:style-name="Index_20_Link" text:visited-style-name="Index_20_Link">playback_defaults.yaml<text:tab/>14</text:a></text:p>
          <text:p text:style-name="P25"><text:a xlink:type="simple" xlink:href="#__RefHeading___Toc1275_3571716550" text:style-name="Index_20_Link" text:visited-style-name="Index_20_Link">generate.yaml<text:tab/>14</text:a></text:p>
          <text:p text:style-name="P25"><text:a xlink:type="simple" xlink:href="#__RefHeading___Toc1265_3571716550" text:style-name="Index_20_Link" text:visited-style-name="Index_20_Link">single_playback.yaml<text:tab/>14</text:a></text:p>
          <text:p text:style-name="P25"><text:a xlink:type="simple" xlink:href="#__RefHeading___Toc1366_1646069555" text:style-name="Index_20_Link" text:visited-style-name="Index_20_Link">recover_orderbooks.yaml<text:tab/>14</text:a></text:p>
        </text:index-body>
      </text:table-of-content>
      <text:h text:style-name="P29" text:outline-level="2"/>
      <text:h text:style-name="P28" text:outline-level="1"><text:bookmark-start text:name="__RefHeading___Toc743_1699702591"/>Introduction<text:bookmark-end text:name="__RefHeading___Toc743_1699702591"/></text:h>
      <text:h text:style-name="Heading_20_2" text:outline-level="2"><text:bookmark-start text:name="__RefHeading___Toc745_1699702591"/>Purpose<text:bookmark-end text:name="__RefHeading___Toc745_1699702591"/></text:h>
      <text:p text:style-name="P17">The purpose of this document is to provide a complete definition of all co3 YAML configuration parameters and how and when to use them. <text:span text:style-name="T100">The co3 project supports three different routines and each has its own unique configuration parameter requirements.</text:span></text:p>
      <text:p text:style-name="P90">The three routines that are supported are the following:</text:p>
      <text:list xml:id="list3767654428" text:style-name="L9">
        <text:list-item>
          <text:p text:style-name="P91">generate<text:line-break/>Generates datasets that are saved into datasets that are can be later played back (see playback).</text:p>
        </text:list-item>
        <text:list-item>
          <text:p text:style-name="P91">Playback<text:line-break/>Plays back previously generated playback datasets through a suite of custom OpenAI Gym environments.</text:p>
        </text:list-item>
        <text:list-item>
          <text:p text:style-name="P92"><text:span text:style-name="T100">recover_orderbooks<text:line-break/>This tool recovers orderbooks from the main MongoDB instance and saves the resulting orderbooks to a local instance of MongoDB. <text:s/></text:span><text:span text:style-name="T101">The use of the word </text:span><text:span text:style-name="T96">recover</text:span><text:span text:style-name="T101"> in this context is significant in that orderbook data stored in the main MongoDB instance is compressed in the sense that only an infrequent full orderbook is saved, followed by a suite of </text:span><text:span text:style-name="T96">much smalle</text:span><text:span text:style-name="T101">r deltas. <text:s/>Hence, the recovery consists of reconsituting such orderbooks, so that each one is complete.</text:span></text:p>
        </text:list-item>
      </text:list>
      <text:h text:style-name="Heading_20_2" text:outline-level="2"><text:bookmark-start text:name="__RefHeading___Toc747_1699702591"/>Scope<text:bookmark-end text:name="__RefHeading___Toc747_1699702591"/></text:h>
      <text:p text:style-name="P19">This document does not attempt to explain deep reinforcement learning in general nor the specifics of any of the agent types in particular. <text:s/>For those requiring details of any of the agent types, the reader is referred to the materials found in the ./docs folder.</text:p>
      <text:h text:style-name="Heading_20_2" text:outline-level="2"><text:bookmark-start text:name="__RefHeading___Toc749_1699702591"/>Definition and Acronyms<text:bookmark-end text:name="__RefHeading___Toc749_1699702591"/></text:h>
      <table:table table:name="Table1" table:style-name="Table1" table:template-name="Blue">
        <table:table-column table:style-name="Table1.A"/>
        <table:table-column table:style-name="Table1.B"/>
        <table:table-row>
          <table:table-cell table:style-name="Table1.A1" office:value-type="string">
            <text:p text:style-name="P22"/>
          </table:table-cell>
          <table:table-cell table:style-name="Table1.A1" office:value-type="string">
            <text:p text:style-name="P22">Meaning</text:p>
          </table:table-cell>
        </table:table-row>
        <table:table-row table:style-name="Table1.2">
          <table:table-cell table:style-name="Table1.A2" office:value-type="string">
            <text:p text:style-name="P21">DRL</text:p>
          </table:table-cell>
          <table:table-cell table:style-name="Table1.B2" office:value-type="float" office:value="0">
            <text:p text:style-name="P21">0</text:p>
          </table:table-cell>
        </table:table-row>
        <table:table-row table:style-name="Table1.2">
          <table:table-cell table:style-name="Table1.A2" office:value-type="string">
            <text:p text:style-name="P21">RL</text:p>
          </table:table-cell>
          <table:table-cell table:style-name="Table1.A2" office:value-type="string">
            <text:p text:style-name="P21">Reinforcement Learning</text:p>
          </table:table-cell>
        </table:table-row>
        <table:table-row table:style-name="Table1.2">
          <table:table-cell table:style-name="Table1.A2" office:value-type="string">
            <text:p text:style-name="P21"/>
          </table:table-cell>
          <table:table-cell table:style-name="Table1.B2">
            <text:p text:style-name="P21"/>
          </table:table-cell>
        </table:table-row>
        <table:table-row table:style-name="Table1.2">
          <table:table-cell table:style-name="Table1.A2" office:value-type="string">
            <text:p text:style-name="P21"/>
          </table:table-cell>
          <table:table-cell table:style-name="Table1.B2">
            <text:p text:style-name="P21"/>
          </table:table-cell>
        </table:table-row>
        <table:table-row>
          <table:table-cell table:style-name="Table1.A6" office:value-type="string">
            <text:p text:style-name="P21"/>
          </table:table-cell>
          <table:table-cell table:style-name="Table1.B6">
            <text:p text:style-name="P21"/>
          </table:table-cell>
        </table:table-row>
      </table:table>
      <text:p text:style-name="P17"/>
      <text:h text:style-name="P30" text:outline-level="2"><text:bookmark-start text:name="__RefHeading___Toc1345_2412599225"/><text:soft-page-break/>References:<text:bookmark-end text:name="__RefHeading___Toc1345_2412599225"/></text:h>
      <text:list xml:id="list4233907584" text:style-name="L1">
        <text:list-item>
          <text:p text:style-name="P37">Materials found in the ./docs folder.</text:p>
        </text:list-item>
        <text:list-item>
          <text:p text:style-name="P37"><text:span text:style-name="T95">Grokking Deep Reinforcement Learning</text:span> by Miguel Morales</text:p>
        </text:list-item>
        <text:list-item>
          <text:p text:style-name="P93"><text:a xlink:type="simple" xlink:href="https://gym.openai.com/" text:style-name="Internet_20_link" text:visited-style-name="Visited_20_Internet_20_Link">OpenAI gym</text:a></text:p>
        </text:list-item>
      </text:list>
      <text:h text:style-name="Heading_20_2" text:outline-level="2"><text:bookmark-start text:name="__RefHeading___Toc751_1699702591"/>Document Status<text:bookmark-end text:name="__RefHeading___Toc751_1699702591"/></text:h>
      <text:p text:style-name="P18"/>
      <table:table table:name="Table2" table:style-name="Table2">
        <table:table-column table:style-name="Table2.A"/>
        <table:table-column table:style-name="Table2.B"/>
        <table:table-row>
          <table:table-cell table:style-name="Table2.A1" office:value-type="string">
            <text:p text:style-name="P22">Date</text:p>
          </table:table-cell>
          <table:table-cell table:style-name="Table2.A1" office:value-type="string">
            <text:p text:style-name="P22">Status</text:p>
          </table:table-cell>
        </table:table-row>
        <table:table-row table:style-name="Table2.2">
          <table:table-cell table:style-name="Table2.A2" office:value-type="string">
            <text:p text:style-name="P21">2021-01-27</text:p>
          </table:table-cell>
          <table:table-cell table:style-name="Table2.A2" office:value-type="string">
            <text:p text:style-name="P21">First release. <text:s/>GAC-specific parameter definitions not documented. </text:p>
          </table:table-cell>
        </table:table-row>
        <table:table-row table:style-name="Table2.2">
          <table:table-cell table:style-name="Table2.A2" office:value-type="string">
            <text:p text:style-name="P23">2021-02-11</text:p>
          </table:table-cell>
          <table:table-cell table:style-name="Table2.A2" office:value-type="string">
            <text:p text:style-name="P23">Add recover_orderbooks</text:p>
          </table:table-cell>
        </table:table-row>
        <table:table-row table:style-name="Table2.2">
          <table:table-cell table:style-name="Table2.A2" office:value-type="string">
            <text:p text:style-name="P21"/>
          </table:table-cell>
          <table:table-cell table:style-name="Table2.B4">
            <text:p text:style-name="P21"/>
          </table:table-cell>
        </table:table-row>
        <table:table-row table:style-name="Table2.2">
          <table:table-cell table:style-name="Table2.A2" office:value-type="string">
            <text:p text:style-name="P21"/>
          </table:table-cell>
          <table:table-cell table:style-name="Table2.B4">
            <text:p text:style-name="P21"/>
          </table:table-cell>
        </table:table-row>
        <table:table-row>
          <table:table-cell table:style-name="Table2.A6" office:value-type="string">
            <text:p text:style-name="P21"/>
          </table:table-cell>
          <table:table-cell table:style-name="Table2.B6">
            <text:p text:style-name="P21"/>
          </table:table-cell>
        </table:table-row>
      </table:table>
      <text:h text:style-name="Heading_20_1" text:outline-level="1"><text:bookmark-start text:name="__RefHeading___Toc1206_3571716550"/>CO3_CONFIG_PATH<text:bookmark-end text:name="__RefHeading___Toc1206_3571716550"/></text:h>
      <text:p text:style-name="P4"><text:span text:style-name="T66">This environment variable </text:span><text:span text:style-name="T75">contains a </text:span><text:span text:style-name="T66">list of paths where configuration files are to be found. <text:s/>Each such path is separated with a “:” char; in this sense, it is similar </text:span><text:span text:style-name="T101">to </text:span><text:span text:style-name="T66">PYTHONPATH. <text:s/>It is commonly referred to when loading the configuration for </text:span><text:span text:style-name="T101">all co3 software.</text:span></text:p>
      <text:h text:style-name="P27" text:outline-level="1"><text:bookmark-start text:name="__RefHeading___Toc641_1699702591"/><text:span text:style-name="T89">Agent</text:span><text:span text:style-name="T97">s</text:span><text:bookmark-end text:name="__RefHeading___Toc641_1699702591"/></text:h>
      <text:p text:style-name="P15"><text:span text:style-name="T89">This section enumerates the various agent types that are available, where they are categorized as a discrete or continuous action space agents. <text:s/>The required agent type is selected by using the </text:span><text:span text:style-name="T21">algorithm</text:span><text:span text:style-name="T89"> parameter (e.g. algorithm: TD3)</text:span></text:p>
      <text:p text:style-name="P16">Discrete:</text:p>
      <text:list xml:id="list465181921" text:style-name="L2">
        <text:list-item>
          <text:p text:style-name="P38">ACTOR_CRITIC</text:p>
        </text:list-item>
        <text:list-item>
          <text:p text:style-name="P38">DQN</text:p>
        </text:list-item>
        <text:list-item>
          <text:p text:style-name="P38">QRDQN</text:p>
        </text:list-item>
      </text:list>
      <text:p text:style-name="P16">Continuous:</text:p>
      <text:list xml:id="list1061375543" text:style-name="L3">
        <text:list-item>
          <text:p text:style-name="P39">DDPG</text:p>
        </text:list-item>
        <text:list-item>
          <text:p text:style-name="P39">TD3</text:p>
        </text:list-item>
        <text:list-item>
          <text:p text:style-name="P39">SAC</text:p>
        </text:list-item>
        <text:list-item>
          <text:p text:style-name="P40">GAC</text:p>
        </text:list-item>
      </text:list>
      <text:h text:style-name="P27" text:outline-level="1"><text:bookmark-start text:name="__RefHeading___Toc731_1699702591"/><text:soft-page-break/>Environments<text:bookmark-end text:name="__RefHeading___Toc731_1699702591"/></text:h>
      <text:p text:style-name="P10">The co3 software project contains a number of environments. <text:s/>Although each of the environments are different in kind <text:span text:style-name="T82">and have different uses</text:span>, they all adhere to the <text:a xlink:type="simple" xlink:href="https://gym.openai.com/" text:style-name="Internet_20_link" text:visited-style-name="Visited_20_Internet_20_Link">OpenAI gym standard</text:a>. <text:s/><text:span text:style-name="T102">playback</text:span><text:span text:style-name="T100"> and </text:span><text:span text:style-name="T20">generate</text:span><text:span text:style-name="T82"> </text:span><text:span text:style-name="T100">both </text:span><text:span text:style-name="T82">require the use of an environment and hence the selection of the correct environment during configuration setup is crucial.</text:span></text:p>
      <text:p text:style-name="P20">It is important that the selected environment is compatible with the selected agent, otherwise a mismatched agent / environment error will occur.</text:p>
      <text:p text:style-name="P11"><text:span text:style-name="T82">Every environment is prefixed with “SentientTrading:”. <text:s/>In the following discussion, this prefix is assumed. <text:s/>Also, the version number is required (all of them are version </text:span><text:span text:style-name="T20">v0</text:span><text:span text:style-name="T82"> at the </text:span><text:span text:style-name="T100">time of writing</text:span><text:span text:style-name="T82">). <text:s/>Currently, the following environments are supported.</text:span></text:p>
      <text:h text:style-name="P31" text:outline-level="2"><text:bookmark-start text:name="__RefHeading___Toc643_1699702591"/>Playback Environments<text:bookmark-end text:name="__RefHeading___Toc643_1699702591"/></text:h>
      <text:p text:style-name="P12"><text:span text:style-name="T84">The p</text:span><text:span text:style-name="T83">layback </text:span><text:span text:style-name="T84">environments </text:span><text:span text:style-name="T83">feed data drawn from datasets that have been previously </text:span><text:span text:style-name="T84">generated. <text:s/>Further, these environments can be further categorized as being discrete or continuous action space </text:span><text:span text:style-name="T85">environments</text:span><text:span text:style-name="T84">.</text:span></text:p>
      <text:h text:style-name="Heading_20_3" text:outline-level="3"><text:bookmark-start text:name="__RefHeading___Toc661_1699702591"/>EvaluateDataFrame<text:span text:style-name="T83">Env-v0</text:span><text:bookmark-end text:name="__RefHeading___Toc661_1699702591"/></text:h>
      <text:p text:style-name="P14"><text:span text:style-name="T85">This environment is suitable for a discrete action space agent</text:span><text:span text:style-name="T89">s.</text:span></text:p>
      <text:h text:style-name="Heading_20_3" text:outline-level="3"><text:bookmark-start text:name="__RefHeading___Toc649_1699702591"/>BuyOrderbookDataFrame-v0<text:bookmark-end text:name="__RefHeading___Toc649_1699702591"/></text:h>
      <text:p text:style-name="P14"><text:span text:style-name="T85">This environment is suitable for continuous action space agent</text:span><text:span text:style-name="T89">s.</text:span></text:p>
      <text:h text:style-name="Heading_20_3" text:outline-level="3"><text:bookmark-start text:name="__RefHeading___Toc651_1699702591"/>SellOrderbookDataFrame-v0<text:bookmark-end text:name="__RefHeading___Toc651_1699702591"/></text:h>
      <text:p text:style-name="P14"><text:span text:style-name="T85">This environment is suitable for continuous action space agent</text:span><text:span text:style-name="T89">s.</text:span></text:p>
      <text:h text:style-name="P36" text:outline-level="3"><text:bookmark-start text:name="__RefHeading___Toc733_1699702591"/>OrderbookDataFrame-v0<text:bookmark-end text:name="__RefHeading___Toc733_1699702591"/></text:h>
      <text:p text:style-name="P14"><text:span text:style-name="T85">This environment is suitable for continuous action space agent</text:span><text:span text:style-name="T89">s. <text:s/>A</text:span><text:span text:style-name="T85">lthough planned, this environment is not yet available.</text:span></text:p>
      <text:h text:style-name="Heading_20_2" text:outline-level="2"><text:bookmark-start text:name="__RefHeading___Toc663_1699702591"/>Generation Environments<text:bookmark-end text:name="__RefHeading___Toc663_1699702591"/></text:h>
      <text:p text:style-name="P13">The generation environments are solely for the purposes of generation datasets that can later played back. <text:s/>The results of all such generations are stored in the ./datasets folder. <text:s/><text:span text:style-name="T86">Although these environments are required to return a </text:span><text:span text:style-name="T87">reward</text:span><text:span text:style-name="T88">, such reward data is not pertinent in this context.</text:span></text:p>
      <text:h text:style-name="Heading_20_3" text:outline-level="3"><text:bookmark-start text:name="__RefHeading___Toc665_1699702591"/><text:soft-page-break/>EvaluateTradeHistoryEnv-v0<text:bookmark-end text:name="__RefHeading___Toc665_1699702591"/></text:h>
      <text:p text:style-name="P14"><text:span text:style-name="T85">This environment creates a dataset derived from the configured extract of trade history. <text:s/>See configuration parameter for details. <text:s/>The observation data recorded into the datasets consists </text:span><text:span text:style-name="T86">of pairs of </text:span><text:span text:style-name="T85">(th_vector, it).</text:span></text:p>
      <text:h text:style-name="Heading_20_3" text:outline-level="3"><text:bookmark-start text:name="__RefHeading___Toc667_1699702591"/>OrderbookHistoryEnv-v0<text:bookmark-end text:name="__RefHeading___Toc667_1699702591"/></text:h>
      <text:p text:style-name="P13">This environment creates a dataset derived from the configured extract of trade history. <text:s/>See configuration parameter for details. <text:s/>The observation data recorded into the datasets consists of pairs of (ob_vector, mid_price).</text:p>
      <text:h text:style-name="Heading_20_1" text:outline-level="1"><text:bookmark-start text:name="__RefHeading___Toc1208_3571716550"/>Configuration <text:span text:style-name="T77">Parameters</text:span><text:bookmark-end text:name="__RefHeading___Toc1208_3571716550"/></text:h>
      <text:h text:style-name="Heading_20_2" text:outline-level="2"><text:bookmark-start text:name="__RefHeading___Toc600_1699702591"/><text:span text:style-name="T104">p</text:span>layback<text:bookmark-end text:name="__RefHeading___Toc600_1699702591"/></text:h>
      <text:p text:style-name="P3"><text:span text:style-name="T67">This </text:span><text:span text:style-name="T76">section</text:span><text:span text:style-name="T67"> </text:span><text:span text:style-name="T76">provides documentation for all playback configuration parameters.</text:span></text:p>
      <text:list xml:id="list2661351125" text:style-name="L4">
        <text:list-item>
          <text:p text:style-name="P42"><text:span text:style-name="T12">console</text:span><text:span text:style-name="T67">: can be set to </text:span><text:span text:style-name="T12">logging</text:span><text:span text:style-name="T67"> or </text:span><text:span text:style-name="T12">progress_bar</text:span><text:span text:style-name="T67">; if not set, it defaults to </text:span><text:span text:style-name="T12">logging</text:span><text:span text:style-name="T67">.</text:span></text:p>
        </text:list-item>
        <text:list-item>
          <text:p text:style-name="P62"><text:span text:style-name="T5">defaults_</text:span> : used to identify a default configuration file (this file itself is discussed below). Note the underscore in the key name, which is required in order to distinguish from Hydra’s use of ‘defaults’.</text:p>
        </text:list-item>
        <text:list-item>
          <text:p text:style-name="P63"><text:span text:style-name="T5">playbacks</text:span>: A collection of one or more playbacks. <text:s/><text:span text:style-name="T75">This key is required.</text:span></text:p>
          <text:list>
            <text:list-item>
              <text:p text:style-name="P64">&lt;playback_name&gt;</text:p>
              <text:list>
                <text:list-item>
                  <text:p text:style-name="P43"><text:span text:style-name="T6">agent<text:line-break/></text:span><text:span text:style-name="T69">P</text:span><text:span text:style-name="T68">arameters specific to the agent </text:span><text:span text:style-name="T71">function</text:span><text:span text:style-name="T68">. <text:s/>Many parameters are common to all agents and hence it is these that can be stored in the </text:span><text:span text:style-name="T6">defaults_</text:span><text:span text:style-name="T68"> file. <text:s/>The common set of parameters are discussed </text:span><text:span text:style-name="T71">here. <text:s/></text:span><text:span text:style-name="T69">Agent-specific parameters are discussed in the section Agent-Specific Parameters.</text:span></text:p>
                  <text:list>
                    <text:list-item>
                      <text:p text:style-name="P81"><text:span text:style-name="T5">algorithm</text:span><text:line-break/>The name of the algorithm or agent type to be used for the run.</text:p>
                    </text:list-item>
                    <text:list-item>
                      <text:p text:style-name="P44"><text:span text:style-name="T27">alpha</text:span><text:span text:style-name="T98"><text:line-break/></text:span><text:span text:style-name="T99">SAC only</text:span><text:span text:style-name="T98">. <text:s/>This is a initial value for the entropy coefficient. <text:s/>The entropy coefficient is tuned automatically. SAC employs gradient-based optimization of alpha toward a heuristic expected entropy. The recommended target entropy is based on the shape of the action space; more specifically, the negative of the vector product of the action shape. Using the target entropy, SAC is able automatically optimize alpha.</text:span></text:p>
                    </text:list-item>
                    <text:list-item>
                      <text:p text:style-name="P65">action_noise</text:p>
                      <text:list>
                        <text:list-item>
                          <text:p text:style-name="P45"><text:soft-page-break/><text:span text:style-name="T5">type<text:line-break/></text:span><text:span text:style-name="T34">To be selected from null | </text:span>OrnsteinUhlenbeck <text:span text:style-name="T71">| </text:span>Gaussian</text:p>
                        </text:list-item>
                        <text:list-item>
                          <text:p text:style-name="P45"><text:span text:style-name="T5">sigma</text:span><text:line-break/><text:span text:style-name="T71">Standard deviation of the noise source.</text:span></text:p>
                        </text:list-item>
                      </text:list>
                    </text:list-item>
                    <text:list-item>
                      <text:p text:style-name="P45"><text:span text:style-name="T5">automatic_entropy_tuning</text:span><text:line-break/><text:span text:style-name="T97">A boolean used to activate entropy tuning. <text:s/>If False, entry tuning is not applied. <text:s/>Only applicable to SAC. <text:s/>Also see the </text:span><text:span text:style-name="T26">alpha</text:span><text:span text:style-name="T97"> parameter, which is also SAC only.</text:span></text:p>
                    </text:list-item>
                    <text:list-item>
                      <text:p text:style-name="P46"><text:span text:style-name="T5">batch_size</text:span><text:line-break/><text:span text:style-name="T71">Size of the batch to be sampled from experience replay buffer during training.</text:span></text:p>
                    </text:list-item>
                    <text:list-item>
                      <text:p text:style-name="P46"><text:span text:style-name="T5">buffer_size</text:span><text:line-break/><text:span text:style-name="T72">Size of the experiences replay buffer. <text:s/></text:span><text:span text:style-name="T9">batch_size</text:span><text:span text:style-name="T72"> &lt;= </text:span><text:span text:style-name="T9">buffer_size</text:span></text:p>
                    </text:list-item>
                    <text:list-item>
                      <text:p text:style-name="P46"><text:span text:style-name="T5">episodes</text:span><text:line-break/><text:span text:style-name="T72">The number of episodes that the process is to run.</text:span></text:p>
                    </text:list-item>
                    <text:list-item>
                      <text:p text:style-name="P46"><text:span text:style-name="T5">epsilon_decay</text:span><text:line-break/><text:span text:style-name="T91">Only applicable to discrete agents.</text:span></text:p>
                      <text:list>
                        <text:list-item>
                          <text:p text:style-name="P46"><text:span text:style-name="T22">r</text:span><text:span text:style-name="T5">ate</text:span><text:line-break/>Explore decay rate</text:p>
                        </text:list-item>
                        <text:list-item>
                          <text:p text:style-name="P46"><text:span text:style-name="T5">type</text:span><text:line-break/>LINEAR | EXPONENTIAL</text:p>
                        </text:list-item>
                        <text:list-item>
                          <text:p text:style-name="P47"><text:span text:style-name="T5">end</text:span><text:line-break/>Final (steady-state) explore probability.</text:p>
                        </text:list-item>
                        <text:list-item>
                          <text:p text:style-name="P46"><text:span text:style-name="T22">s</text:span><text:span text:style-name="T5">tart</text:span><text:line-break/>Initial explore probability</text:p>
                        </text:list-item>
                      </text:list>
                    </text:list-item>
                    <text:list-item>
                      <text:p text:style-name="P46"><text:span text:style-name="T16">e</text:span><text:span text:style-name="T5">xploration</text:span><text:line-break/><text:span text:style-name="T78">At startup, number of episodes to explore by selecting random actions. <text:s/></text:span><text:span text:style-name="T86">This parameter is only relevant to the continuous action space agents.</text:span></text:p>
                    </text:list-item>
                    <text:list-item>
                      <text:p text:style-name="P46"><text:span text:style-name="T5">actor_lr</text:span><text:line-break/><text:span text:style-name="T78">Actor learning rate. <text:s/></text:span><text:span text:style-name="T90">All agents types have an actor optimizer and therefore refer to this parameter.</text:span></text:p>
                    </text:list-item>
                    <text:list-item>
                      <text:p text:style-name="P48"><text:span text:style-name="T5">critic_lr<text:line-break/></text:span><text:span text:style-name="T50">Critic learning rate. <text:s/></text:span><text:span text:style-name="T56">Only the continuous action space agents have a critic optimizer and therefore it is only these that make use of this parameter.</text:span></text:p>
                    </text:list-item>
                    <text:list-item>
                      <text:p text:style-name="P49"><text:soft-page-break/><text:span text:style-name="T28">p</text:span><text:span text:style-name="T29">olicy_noise</text:span><text:span text:style-name="T62"><text:line-break/>TD3 only. <text:s/></text:span><text:span text:style-name="T63">Unused</text:span><text:span text:style-name="T62">.</text:span></text:p>
                    </text:list-item>
                    <text:list-item>
                      <text:p text:style-name="P49"><text:span text:style-name="T29">noise_clip</text:span><text:span text:style-name="T62"><text:line-break/>TD3 only. <text:s/></text:span><text:span text:style-name="T63">Unused</text:span><text:span text:style-name="T62">.</text:span></text:p>
                    </text:list-item>
                    <text:list-item>
                      <text:p text:style-name="P82"><text:span text:style-name="T5">tau</text:span><text:line-break/>Where an agent is using a target model as a means to smooth learning, this parameter defines the proportion of the model’s parameters to be merged with the target models during the soft update process. <text:s/>The frequency of soft updates is defined by the agent’s <text:span text:style-name="T5">target_update_interval</text:span>.</text:p>
                    </text:list-item>
                    <text:list-item>
                      <text:p text:style-name="P46"><text:span text:style-name="T9">g</text:span><text:span text:style-name="T5">amma</text:span><text:line-break/>Bellman discount factor</text:p>
                    </text:list-item>
                    <text:list-item>
                      <text:p text:style-name="P46"><text:span text:style-name="T5">gradient_clipping<text:line-break/></text:span><text:span text:style-name="T35">Further details available at:</text:span><text:span text:style-name="T11"> </text:span><text:span text:style-name="T35"><text:s/></text:span><text:a xlink:type="simple" xlink:href="https://pytorch.org/docs/stable/generated/torch.nn.utils.clip_grad_norm_.html" text:style-name="Internet_20_link" text:visited-style-name="Visited_20_Internet_20_Link"><text:span text:style-name="T35">https://pytorch.org/docs/stable/generated/torch.nn.utils.clip_grad_norm_.html</text:span></text:a><text:span text:style-name="T35"> </text:span></text:p>
                      <text:list>
                        <text:list-item>
                          <text:p text:style-name="P66">max_norm</text:p>
                        </text:list-item>
                        <text:list-item>
                          <text:p text:style-name="P66">norm_type</text:p>
                        </text:list-item>
                      </text:list>
                    </text:list-item>
                    <text:list-item>
                      <text:p text:style-name="P46"><text:span text:style-name="T5">purge_network</text:span><text:line-break/><text:span text:style-name="T72">Boolean defining whether the network is to be purged before the run begins.</text:span></text:p>
                    </text:list-item>
                    <text:list-item>
                      <text:p text:style-name="P66">pytorch_models<text:line-break/><text:span text:style-name="T51">Together these models define the learning network that is being used by the agent.</text:span></text:p>
                    </text:list-item>
                  </text:list>
                </text:list-item>
              </text:list>
            </text:list-item>
          </text:list>
        </text:list-item>
      </text:list>
      <text:list xml:id="list1851757744" text:style-name="L5">
        <text:list-item>
          <text:list>
            <text:list-item>
              <text:list>
                <text:list-item>
                  <text:list>
                    <text:list-item>
                      <text:p text:style-name="P67">&lt;model1_name&gt;<text:span text:style-name="T32"><text:line-break/></text:span><text:span text:style-name="T51">&lt;</text:span>model1_name&gt;<text:span text:style-name="T32"> </text:span><text:span text:style-name="T51">is actually referred to directly in the agent code.</text:span></text:p>
                      <text:list>
                        <text:list-item>
                          <text:p text:style-name="P68">hidden_dims<text:line-break/><text:span text:style-name="T51">This parameter is a list of positive integers, where the n’th integer defines the number of nodes in the n’th hidden layer.</text:span></text:p>
                        </text:list-item>
                        <text:list-item>
                          <text:p text:style-name="P69"><text:span text:style-name="T79">a</text:span>ctivations<text:span text:style-name="T32"><text:line-break/></text:span><text:span text:style-name="T51">This parameter, which is an array, contains a list of PyTorch activation functions (examples: nn.Tanh and nn.ReLU). <text:s/>If the number of activation functions is exactly the same as the number of hidden layers, then the n’th activation function is applied to the outputs of the n’th hidden layer. <text:s/>However, if the number of activation functions provided is less than the number of hidden layers, then </text:span><text:span text:style-name="T52">the last activation function (activations[-1]) is applied to hidden layers for which none has been explicitly assigned. <text:s/></text:span><text:soft-page-break/><text:span text:style-name="T52">Example: activations: [nn.ReLU] would have nn.ReLU applied to the outputs to all hidden layers.</text:span></text:p>
                        </text:list-item>
                      </text:list>
                    </text:list-item>
                    <text:list-item>
                      <text:p text:style-name="P67">&lt;model<text:span text:style-name="T79">2</text:span>_name&gt;</text:p>
                      <text:list>
                        <text:list-item>
                          <text:p text:style-name="P67">hidden_dims</text:p>
                        </text:list-item>
                        <text:list-item>
                          <text:p text:style-name="P70">activations</text:p>
                        </text:list-item>
                      </text:list>
                    </text:list-item>
                  </text:list>
                </text:list-item>
              </text:list>
            </text:list-item>
          </text:list>
        </text:list-item>
      </text:list>
      <text:list xml:id="list190833493731425" text:continue-list="list2661351125" text:style-name="L4">
        <text:list-item>
          <text:list>
            <text:list-item>
              <text:list>
                <text:list-item>
                  <text:list>
                    <text:list-item>
                      <text:p text:style-name="P46"><text:span text:style-name="T9">n</text:span><text:span text:style-name="T5">etwork</text:span><text:line-break/>Defines <text:span text:style-name="T72">a </text:span>path name or a file name of a PyTorch network (extension: *.pt). <text:s/>If this parameter is not provided, then a new network file will be created in the location `CO3_PATH/networks/` (called the 'nominal location' below) with file name `&lt;current datetime&gt;.pt`. <text:s/>If this parameter is a path name and it already exists, then it must have content that is recognizable as a valid network file by PyTorch. <text:s/>If the path name does not currently exist, then a new network file will be created. <text:s/>On the other hand, if a file name is provided, then the software will check to see if the file already exists in the nominal location and, if so, it will expect that this file is one that is recognizable as a network file by PyTorch. <text:s/>If no such file is found, then a new file of that name will be created in the nominal location.</text:p>
                    </text:list-item>
                    <text:list-item>
                      <text:p text:style-name="P46"><text:span text:style-name="T5">nn_trace</text:span><text:line-break/><text:span text:style-name="T92">Only applicable to the QRDQN</text:span></text:p>
                      <text:list>
                        <text:list-item>
                          <text:p text:style-name="P46"><text:span text:style-name="T5">active</text:span><text:line-break/><text:span text:style-name="T92">Boolean. <text:s/>When active, </text:span><text:span text:style-name="T93">the first </text:span><text:span text:style-name="T24">count</text:span><text:span text:style-name="T93"> </text:span><text:span text:style-name="T92">records </text:span><text:span text:style-name="T93">are recorded to the </text:span><text:span text:style-name="T23">target_directory</text:span><text:span text:style-name="T92">.</text:span></text:p>
                        </text:list-item>
                        <text:list-item>
                          <text:p text:style-name="P46"><text:span text:style-name="T5">target_directory</text:span><text:line-break/><text:span text:style-name="T93">Must be prefixed with ‘nn_traces’</text:span></text:p>
                        </text:list-item>
                        <text:list-item>
                          <text:p text:style-name="P66">count<text:line-break/><text:span text:style-name="T58">For each trace, record </text:span><text:span text:style-name="T93">count</text:span><text:span text:style-name="T58"> records to the trace file.</text:span></text:p>
                        </text:list-item>
                        <text:list-item>
                          <text:p text:style-name="P46"><text:span text:style-name="T5">pattern</text:span><text:line-break/><text:span text:style-name="T93">This must be an array of exactly 2 integers, where the first integer is the start instance id of the child process to begin tracing and the second is the interval between subsequent traces; e.g {3, 2] means that tracing will begin at child process 3 and will do so for every other child process after that.</text:span></text:p>
                        </text:list-item>
                      </text:list>
                    </text:list-item>
                    <text:list-item>
                      <text:p text:style-name="P41"><text:span text:style-name="T5">quantile_resolution</text:span><text:line-break/>Only applicable to the QRDQN agent.</text:p>
                    </text:list-item>
                    <text:list-item>
                      <text:p text:style-name="P46"><text:span text:style-name="T9">t</text:span><text:span text:style-name="T5">raining</text:span><text:line-break/><text:span text:style-name="T72">Boolean selecting whether the network is to be trained during the course of the run.</text:span></text:p>
                    </text:list-item>
                    <text:list-item>
                      <text:p text:style-name="P46"><text:soft-page-break/><text:span text:style-name="T5">training_interval<text:line-break/></text:span>Number of steps between trainings of the network.</text:p>
                    </text:list-item>
                    <text:list-item>
                      <text:p text:style-name="P46"><text:span text:style-name="T5">target_update_interval</text:span><text:line-break/><text:span text:style-name="T72">N</text:span>umber of trainings between updating the target</text:p>
                    </text:list-item>
                  </text:list>
                </text:list-item>
                <text:list-item>
                  <text:p text:style-name="P50"><text:span text:style-name="T7">misc</text:span><text:span text:style-name="T69">: <text:line-break/>Parameters that are process-general and not associated with a specific function such as the agent or environment.</text:span></text:p>
                  <text:list>
                    <text:list-item>
                      <text:p text:style-name="P50"><text:span text:style-name="T7">csv_path</text:span><text:span text:style-name="T69"><text:line-break/>Path to where the rewards file is to be recorded. <text:s/>If null, then the path name is automatically generated. <text:s/>If defined and a relative path, then the pathname must begin with ‘rewards’.</text:span></text:p>
                    </text:list-item>
                    <text:list-item>
                      <text:p text:style-name="P51"><text:span text:style-name="T7">generate_csv<text:line-break/></text:span><text:span text:style-name="T33">A boolean variable defining whether a rewards csv is generated or not.</text:span></text:p>
                    </text:list-item>
                    <text:list-item>
                      <text:p text:style-name="P51"><text:span text:style-name="T7">leave_progress_bar</text:span><text:span text:style-name="T69"> <text:line-break/></text:span><text:span text:style-name="T70">If set</text:span><text:span text:style-name="T69">, </text:span><text:span text:style-name="T70">then completed (test) progress bars are retained; otherwise complete test progress bars are discared.</text:span></text:p>
                    </text:list-item>
                    <text:list-item>
                      <text:p text:style-name="P51"><text:span text:style-name="T7">log_interval</text:span><text:span text:style-name="T69"><text:line-break/></text:span><text:span text:style-name="T70">The number of episodes between routine logging messages.</text:span></text:p>
                    </text:list-item>
                    <text:list-item>
                      <text:p text:style-name="P51"><text:span text:style-name="T7">log_level</text:span><text:span text:style-name="T69"><text:line-break/></text:span><text:span text:style-name="T70">The logging modules log level. <text:s/>To be selected from </text:span><text:span text:style-name="T69">[DEBUG | INFO | WARNING | ERROR | CRITICAL]. <text:s/></text:span><text:span text:style-name="T70">See </text:span><text:a xlink:type="simple" xlink:href="https://docs.python.org/3/library/logging.html" text:style-name="Internet_20_link" text:visited-style-name="Visited_20_Internet_20_Link"><text:span text:style-name="T70">https://docs.python.org/3/library/logging.html</text:span></text:a><text:span text:style-name="T70"> for further details.</text:span></text:p>
                    </text:list-item>
                    <text:list-item>
                      <text:p text:style-name="P51"><text:span text:style-name="T8">s</text:span><text:span text:style-name="T7">eed</text:span><text:span text:style-name="T69"><text:line-break/></text:span><text:span text:style-name="T70">Seed to be used for all random number generators accessed by the software (Python, numpy, </text:span><text:span text:style-name="T74">OpenAI gym, </text:span><text:span text:style-name="T70">and PyTorch).</text:span></text:p>
                    </text:list-item>
                    <text:list-item>
                      <text:p text:style-name="P52"><text:span text:style-name="T7">record_state</text:span><text:span text:style-name="T69"><text:line-break/>Record (or not) state in the rewards CSV file.</text:span></text:p>
                    </text:list-item>
                  </text:list>
                </text:list-item>
                <text:list-item>
                  <text:p text:style-name="P52"><text:span text:style-name="T7">env_confi</text:span><text:span text:style-name="T10">g</text:span></text:p>
                  <text:list>
                    <text:list-item>
                      <text:p text:style-name="P71"><text:span text:style-name="T94">datasets<text:line-break/></text:span><text:span text:style-name="T59">An array of datasets to be used to drive the playback.</text:span></text:p>
                    </text:list-item>
                    <text:list-item>
                      <text:p text:style-name="P74"><text:span text:style-name="T25">i</text:span><text:span text:style-name="T5">s_buy</text:span><text:span text:style-name="T32"><text:line-break/>Boolean. <text:s/>Only applicable to continuous action space environments.</text:span></text:p>
                    </text:list-item>
                    <text:list-item>
                      <text:p text:style-name="P53"><text:soft-page-break/><text:span text:style-name="T7">reward_offset<text:line-break/></text:span><text:span text:style-name="T59">Reward offset. <text:s/>Only applicable to </text:span><text:span text:style-name="T61">discrete</text:span><text:span text:style-name="T59"> action space environments.</text:span></text:p>
                    </text:list-item>
                    <text:list-item>
                      <text:p text:style-name="P52"><text:span text:style-name="T7">randomize_dataset_reads<text:line-break/></text:span><text:span text:style-name="T59">If True, then at the start of each episode a random selection is made from the set of all datasets (see the </text:span><text:span text:style-name="T25">datasets</text:span><text:span text:style-name="T59"> parameter) and then, within the selected dataset, a random start point for the episode is selected. <text:s/>If False, then at the start of each episode, a check is applied to ensure that the remaining records in the dataset are sufficient to support another episode. <text:s/>If so, the next episode begins where the last left off. <text:s/>If not, then the next dataset in the set is selected (wrapping back to dataset 0, if necessary) and then starting the next episode at the start of the new dataset.<text:line-break/></text:span><text:span text:style-name="T60">Note: the above assumes a fixed length episode length. <text:s/>This would need to be reconsidered, if the episode length is unknown.</text:span></text:p>
                    </text:list-item>
                    <text:list-item>
                      <text:p text:style-name="P72">order_depths<text:line-break/><text:span text:style-name="T57">To be selected from ./co3/modules. <text:s/>Only applicable to the discrete action space environments.</text:span></text:p>
                    </text:list-item>
                    <text:list-item>
                      <text:p text:style-name="P72">pdf<text:line-break/><text:span text:style-name="T53">The environments refer to PDF-like (actually a histogram) data. <text:s/>It is possible that the PDF is out-of-date (see the parameter age_limit), in which case the PDF is regenerated before the run can begin. <text:s/></text:span><text:span text:style-name="T54">During regeneration, the following parameters are referred to: bins, </text:span><text:span text:style-name="T15">envId</text:span><text:span text:style-name="T54">, </text:span><text:span text:style-name="T15">market</text:span><text:span text:style-name="T54">, </text:span><text:span text:style-name="T15">start_window</text:span><text:span text:style-name="T54">, </text:span><text:span text:style-name="T15">start_range</text:span><text:span text:style-name="T54">, </text:span><text:span text:style-name="T15">end_rang</text:span><text:span text:style-name="T54">e.</text:span></text:p>
                      <text:list>
                        <text:list-item>
                          <text:p text:style-name="P54"><text:span text:style-name="T7">age_limit</text:span><text:span text:style-name="T69"><text:line-break/></text:span><text:span text:style-name="T73">Expressed in </text:span><text:span text:style-name="T69">days, can be decimal; e.g. 0.25 = 6 hr</text:span><text:span text:style-name="T73">s</text:span></text:p>
                        </text:list-item>
                        <text:list-item>
                          <text:p text:style-name="P54"><text:span text:style-name="T7">bins<text:line-break/></text:span><text:span text:style-name="T36">Further details can be found here: </text:span><text:a xlink:type="simple" xlink:href="https://numpy.org/doc/stable/reference/generated/numpy.histogram.html" text:style-name="Internet_20_link" text:visited-style-name="Visited_20_Internet_20_Link"><text:span text:style-name="T36">https://numpy.org/doc/stable/reference/generated/numpy.histogram.html</text:span></text:a></text:p>
                        </text:list-item>
                        <text:list-item>
                          <text:p text:style-name="P54"><text:span text:style-name="T15">e</text:span><text:span text:style-name="T7">nvI</text:span><text:span text:style-name="T10">d<text:line-break/></text:span><text:span text:style-name="T53">If the PDF needs to be regenerated, then it is to be derived from trades history <text:s/>drawn from this </text:span><text:span text:style-name="T54">Mongo environment</text:span><text:span text:style-name="T53">.</text:span></text:p>
                        </text:list-item>
                        <text:list-item>
                          <text:p text:style-name="P55"><text:span text:style-name="T18">e</text:span><text:span text:style-name="T15">xchange<text:line-break/>I</text:span><text:span text:style-name="T53">f the PDF needs to be regenerated, then it is to be derived from trades history <text:s/>drawn from this </text:span><text:span text:style-name="T54">exchange</text:span><text:span text:style-name="T53">.</text:span></text:p>
                        </text:list-item>
                        <text:list-item>
                          <text:p text:style-name="P72">name<text:line-break/><text:span text:style-name="T53">The name of the PDF as found in the Mongo collection</text:span><text:span text:style-name="T80"> configuration.PDFs</text:span></text:p>
                        </text:list-item>
                        <text:list-item>
                          <text:p text:style-name="P73"><text:soft-page-break/>market<text:line-break/><text:span text:style-name="T53">If the PDF needs to be regenerated, then it is to be derived from trades history <text:s/>drawn from this market.</text:span></text:p>
                        </text:list-item>
                        <text:list-item>
                          <text:p text:style-name="P55"><text:span text:style-name="T7">start_window<text:line-break/></text:span><text:span text:style-name="T55">If t</text:span><text:span text:style-name="T53">he PDF needs to be regenerated </text:span><text:span text:style-name="T54">and this parameter is set</text:span><text:span text:style-name="T53">, then </text:span><text:span text:style-name="T54">the the PDF is drawn </text:span><text:span text:style-name="T53">from trades history </text:span><text:span text:style-name="T55">in the timeframe </text:span><text:span text:style-name="T17">start_window</text:span><text:span text:style-name="T55"> to the current time. <text:s/>The UoM of this parameter is days and can have a decimal component (e.g. 0.25 = 6 hours).</text:span></text:p>
                        </text:list-item>
                        <text:list-item>
                          <text:p text:style-name="P56"><text:span text:style-name="T7">start_range<text:line-break/></text:span><text:span text:style-name="T55">If t</text:span><text:span text:style-name="T53">he PDF needs to be regenerated </text:span><text:span text:style-name="T54">and </text:span><text:span text:style-name="T55">start_window is not set, </text:span><text:span text:style-name="T53">then </text:span><text:span text:style-name="T54">the the PDF is drawn </text:span><text:span text:style-name="T53">from trades history </text:span><text:span text:style-name="T55">in the timeframe </text:span><text:span text:style-name="T17">start_range</text:span><text:span text:style-name="T55"> to </text:span><text:span text:style-name="T17">end_range.</text:span></text:p>
                        </text:list-item>
                        <text:list-item>
                          <text:p text:style-name="P52"><text:span text:style-name="T7">end_range<text:line-break/></text:span><text:span text:style-name="T55">The reader is referred to </text:span><text:span text:style-name="T17">start_range</text:span><text:span text:style-name="T55">.</text:span></text:p>
                        </text:list-item>
                        <text:list-item>
                          <text:p text:style-name="P57"><text:span text:style-name="T7">graph</text:span><text:span text:style-name="T69"><text:line-break/></text:span><text:span text:style-name="T73">Boolean selecting whether to graph a newly generated PDF.</text:span></text:p>
                        </text:list-item>
                      </text:list>
                    </text:list-item>
                  </text:list>
                </text:list-item>
                <text:list-item>
                  <text:p text:style-name="P75"><text:span text:style-name="T73">c</text:span>hild_process<text:span text:style-name="T32"><text:line-break/>When a child process is created, its configuration parameters are a merge of the parents configuration parameters with the parameters belong</text:span><text:span text:style-name="T38">ing</text:span><text:span text:style-name="T32"> to the </text:span>child_process<text:span text:style-name="T32"> key, </text:span><text:span text:style-name="T38">although the merge has a number of limitations as follows:</text:span></text:p>
                  <text:list>
                    <text:list-item>
                      <text:p text:style-name="P75"><text:span text:style-name="T32">A child process itself cannot have a </text:span>child_process<text:span text:style-name="T32"> key.</text:span></text:p>
                    </text:list-item>
                    <text:list-item>
                      <text:p text:style-name="P75">agent.training <text:span text:style-name="T32">is hardwired to be False </text:span><text:span text:style-name="T38">(child process networks are never trained).</text:span></text:p>
                    </text:list-item>
                    <text:list-item>
                      <text:p text:style-name="P58"><text:span text:style-name="T37">Only the following parameters can be set to </text:span><text:span text:style-name="T39">values different </text:span><text:span text:style-name="T37">from that of the parent (training) process </text:span><text:span text:style-name="T39">(other parameters are ignored):</text:span></text:p>
                    </text:list-item>
                  </text:list>
                </text:list-item>
              </text:list>
            </text:list-item>
          </text:list>
        </text:list-item>
      </text:list>
      <text:list xml:id="list2664570564" text:style-name="L6">
        <text:list-item>
          <text:list>
            <text:list-item>
              <text:list>
                <text:list-item>
                  <text:list>
                    <text:list-item>
                      <text:list>
                        <text:list-item>
                          <text:p text:style-name="P83">misc.csv_path</text:p>
                        </text:list-item>
                        <text:list-item>
                          <text:p text:style-name="P83">misc.generate_csv</text:p>
                        </text:list-item>
                        <text:list-item>
                          <text:p text:style-name="P83">misc.log_interval</text:p>
                        </text:list-item>
                        <text:list-item>
                          <text:p text:style-name="P83">agent.episodes</text:p>
                        </text:list-item>
                        <text:list-item>
                          <text:p text:style-name="P83">agent.nn_trace</text:p>
                        </text:list-item>
                        <text:list-item>
                          <text:p text:style-name="P83">env_config.datasets</text:p>
                        </text:list-item>
                        <text:list-item>
                          <text:p text:style-name="P83">env_config.randomize_dataset_reads</text:p>
                        </text:list-item>
                      </text:list>
                    </text:list-item>
                  </text:list>
                </text:list-item>
              </text:list>
            </text:list-item>
          </text:list>
        </text:list-item>
      </text:list>
      <text:h text:style-name="Heading_20_2" text:outline-level="2"><text:bookmark-start text:name="__RefHeading___Toc1259_3571716550"/><text:soft-page-break/><text:span text:style-name="T64">g</text:span><text:span text:style-name="T32">enerate</text:span><text:bookmark-end text:name="__RefHeading___Toc1259_3571716550"/></text:h>
      <text:list xml:id="list2516623223" text:style-name="L7">
        <text:list-item>
          <text:p text:style-name="P85"><text:span text:style-name="T19">e</text:span><text:span text:style-name="T5">nv</text:span><text:span text:style-name="T32"><text:line-break/></text:span><text:span text:style-name="T47">The environment from which data is to be captured. <text:s/></text:span><text:span text:style-name="T49">Refer to section </text:span><text:span text:style-name="T49"><text:bookmark-ref text:reference-format="text" text:ref-name="__RefHeading___Toc663_1699702591">Generation Environments</text:bookmark-ref></text:span><text:span text:style-name="T49">for a list of the environments that support the generate function.</text:span></text:p>
        </text:list-item>
        <text:list-item>
          <text:p text:style-name="P76"><text:span text:style-name="T81">d</text:span>estination<text:line-break/><text:span text:style-name="T47">The target destination for the resulting dataset. <text:s/>The first folder referred to must be ‘datasets’.</text:span></text:p>
        </text:list-item>
        <text:list-item>
          <text:p text:style-name="P86"><text:span text:style-name="T5">log_interval</text:span><text:span text:style-name="T32"><text:line-break/></text:span><text:span text:style-name="T47">During generation, a log entry is displayed on the console every log_interval records.</text:span></text:p>
        </text:list-item>
        <text:list-item>
          <text:p text:style-name="P77">env_config</text:p>
          <text:list>
            <text:list-item>
              <text:p text:style-name="P86"><text:span text:style-name="T5">envId<text:line-break/></text:span><text:span text:style-name="T47">Environment id trades history of the generation.</text:span></text:p>
            </text:list-item>
            <text:list-item>
              <text:p text:style-name="P86"><text:span text:style-name="T19">e</text:span><text:span text:style-name="T5">xchange<text:line-break/></text:span><text:span text:style-name="T48">E</text:span><text:span text:style-name="T47">xchange trades history of the generation.</text:span></text:p>
            </text:list-item>
            <text:list-item>
              <text:p text:style-name="P86"><text:span text:style-name="T19">m</text:span><text:span text:style-name="T5">arket<text:line-break/></text:span><text:span text:style-name="T48">M</text:span><text:span text:style-name="T47">arket trades history of the generation.</text:span></text:p>
            </text:list-item>
            <text:list-item>
              <text:p text:style-name="P86"><text:span text:style-name="T5">start_range<text:line-break/></text:span><text:span text:style-name="T48">Start range</text:span><text:span text:style-name="T47"> of the generation.</text:span></text:p>
            </text:list-item>
            <text:list-item>
              <text:p text:style-name="P86"><text:span text:style-name="T5">end_range<text:line-break/></text:span><text:span text:style-name="T48">End</text:span><text:span text:style-name="T47"> range of the generation.</text:span></text:p>
            </text:list-item>
          </text:list>
        </text:list-item>
        <text:list-item>
          <text:p text:style-name="P87"><text:span text:style-name="T5">n</text:span><text:span text:style-name="T32"><text:line-break/></text:span><text:span text:style-name="T46">The ob vector is to compressed to n orderbook entries, or 2n floats, if side </text:span><text:span text:style-name="T48">in [</text:span><text:span text:style-name="T46">buy, </text:span><text:span text:style-name="T48">sell]. <text:s/></text:span><text:span text:style-name="T46">If side </text:span><text:span text:style-name="T48">is</text:span><text:span text:style-name="T46"> ob, then the ob vector sizes will be 2 * 2n = 4n. <text:s/></text:span><text:span text:style-name="T48">Applicable only to the continuous action space environments.</text:span></text:p>
        </text:list-item>
        <text:list-item>
          <text:p text:style-name="P78">k<text:line-break/><text:span text:style-name="T46">k-value compression factor. <text:s/></text:span><text:span text:style-name="T48">Applicable only to the continuous action space environments.</text:span></text:p>
        </text:list-item>
        <text:list-item>
          <text:p text:style-name="P79">ql<text:span text:style-name="T32"><text:line-break/>Quantity Limit. <text:s/>Applicable only to the continuous action space environments.</text:span></text:p>
        </text:list-item>
        <text:list-item>
          <text:p text:style-name="P87"><text:span text:style-name="T5">side</text:span><text:span text:style-name="T32"><text:line-break/></text:span><text:span text:style-name="T46">To be seleced from [</text:span><text:span text:style-name="T32"> buy | sell | ob ]. <text:s/></text:span><text:span text:style-name="T48">Applicable only to the continuous action space environments.</text:span></text:p>
        </text:list-item>
      </text:list>
      <text:h text:style-name="P35" text:outline-level="2"><text:bookmark-start text:name="__RefHeading___Toc1369_1646069555"/><text:soft-page-break/>recover_orderbooks<text:bookmark-end text:name="__RefHeading___Toc1369_1646069555"/></text:h>
      <text:p text:style-name="P94"><text:span text:style-name="T67">This </text:span><text:span text:style-name="T76">section</text:span><text:span text:style-name="T67"> </text:span><text:span text:style-name="T76">provides documentation for all playback configuration parameters.</text:span></text:p>
      <text:list xml:id="list190832412125191" text:continue-list="list190833493731425" text:style-name="L4">
        <text:list-item>
          <text:p text:style-name="P59"><text:span text:style-name="T30">recoveries</text:span><text:span text:style-name="T68">: A collection of one or more </text:span><text:span text:style-name="T105">recovery configurations</text:span><text:span text:style-name="T68">. <text:s/></text:span><text:span text:style-name="T75">This key is required.</text:span></text:p>
          <text:list>
            <text:list-item>
              <text:p text:style-name="P60"><text:span text:style-name="T6">&lt;</text:span><text:span text:style-name="T30">recovery</text:span><text:span text:style-name="T6">_name_</text:span><text:span text:style-name="T31">1</text:span><text:span text:style-name="T30">&gt;<text:line-break/></text:span><text:span text:style-name="T108">A valid recover_orderbook YAML file must have at least one recovery.</text:span></text:p>
              <text:list>
                <text:list-item>
                  <text:p text:style-name="P95"><text:span text:style-name="T30">l</text:span><text:span text:style-name="T5">og_interval<text:line-break/></text:span><text:span text:style-name="T32">Interval between a log recorded being presented to the console. <text:s/>The log records include both the count and the timestamp of the orderbook last recovered.</text:span></text:p>
                </text:list-item>
                <text:list-item>
                  <text:p text:style-name="P80">query</text:p>
                  <text:list>
                    <text:list-item>
                      <text:p text:style-name="P60"><text:span text:style-name="T5">envId<text:line-break/></text:span><text:span text:style-name="T47">Environment id </text:span><text:span text:style-name="T65">where orderbooks are located. <text:s/>Usually 0</text:span><text:span text:style-name="T47">.</text:span></text:p>
                    </text:list-item>
                    <text:list-item>
                      <text:p text:style-name="P60"><text:span text:style-name="T19">e</text:span><text:span text:style-name="T5">xchange<text:line-break/></text:span><text:span text:style-name="T65">Source e</text:span><text:span text:style-name="T47">xchange </text:span><text:span text:style-name="T65">of the orderbooks to be recovered.</text:span></text:p>
                    </text:list-item>
                    <text:list-item>
                      <text:p text:style-name="P60"><text:span text:style-name="T19">m</text:span><text:span text:style-name="T5">arket<text:line-break/></text:span><text:span text:style-name="T65">Source market</text:span><text:span text:style-name="T47"> </text:span><text:span text:style-name="T65">of the orderbooks to be recovered.</text:span></text:p>
                    </text:list-item>
                    <text:list-item>
                      <text:p text:style-name="P60"><text:span text:style-name="T5">start_range<text:line-break/></text:span><text:span text:style-name="T48">Start range</text:span><text:span text:style-name="T47"> of the </text:span><text:span text:style-name="T65">recovery</text:span><text:span text:style-name="T47">.</text:span></text:p>
                    </text:list-item>
                    <text:list-item>
                      <text:p text:style-name="P60"><text:span text:style-name="T6">end_range<text:line-break/></text:span><text:span text:style-name="T48">End</text:span><text:span text:style-name="T47"> range of the </text:span><text:span text:style-name="T65">recovery</text:span><text:span text:style-name="T47">.</text:span></text:p>
                    </text:list-item>
                  </text:list>
                </text:list-item>
              </text:list>
            </text:list-item>
            <text:list-item>
              <text:p text:style-name="P61"><text:span text:style-name="T6">&lt;</text:span><text:span text:style-name="T30">recovery</text:span><text:span text:style-name="T6">_name_</text:span><text:span text:style-name="T31">2</text:span><text:span text:style-name="T30">&gt;<text:line-break/></text:span><text:span text:style-name="T31">etc. etc.</text:span></text:p>
            </text:list-item>
          </text:list>
        </text:list-item>
        <text:list-item>
          <text:p text:style-name="P96"><text:span text:style-name="T30">r</text:span><text:span text:style-name="T5">ecovery<text:line-break/></text:span><text:span text:style-name="T32">This parameter is not required, but if provided, then it references a default recovery for the YAML file. <text:s/>If not provided, then the user must provide one at the command line or there must only be only one recovery specified in the file.</text:span></text:p>
        </text:list-item>
      </text:list>
      <text:h text:style-name="Heading_20_1" text:outline-level="1"><text:bookmark-start text:name="__RefHeading___Toc1261_3571716550"/><text:span text:style-name="T42">R</text:span><text:span text:style-name="T32">eference Configuration Files</text:span><text:bookmark-end text:name="__RefHeading___Toc1261_3571716550"/></text:h>
      <text:p text:style-name="P5"><text:span text:style-name="T43">There exists a set of reference configuration YAML files which can be found in the folder </text:span><text:span text:style-name="T13">./co3-configurations/dev</text:span><text:span text:style-name="T43">. <text:s/>These files are indicative of typical configurations. <text:s/></text:span><text:span text:style-name="T41">These files should be referred to as further configurations are developed and </text:span><text:span text:style-name="T42">historical</text:span><text:span text:style-name="T41"> ones are </text:span><text:span text:style-name="T42">brought up to date.</text:span></text:p>
      <text:h text:style-name="Heading_20_2" text:outline-level="2"><text:bookmark-start text:name="__RefHeading___Toc1263_3571716550"/><text:soft-page-break/><text:span text:style-name="T43">c</text:span><text:span text:style-name="T32">o3.yaml</text:span><text:bookmark-end text:name="__RefHeading___Toc1263_3571716550"/></text:h>
      <text:p text:style-name="P6"><text:span text:style-name="T44">C</text:span><text:span text:style-name="T32">ontains a suite of typical playbacks for each of the agent types. <text:s/>Note too that it references, using the </text:span><text:span text:style-name="T5">defaults_</text:span><text:span text:style-name="T32"> parameter, the file </text:span><text:span text:style-name="T5">playback_defaults.yaml</text:span><text:span text:style-name="T32"> which is discussed next.</text:span></text:p>
      <text:h text:style-name="P32" text:outline-level="2"><text:bookmark-start text:name="__RefHeading___Toc653_1699702591"/><text:span text:style-name="T39">playback_defaults.</text:span><text:span text:style-name="T37">yaml</text:span><text:bookmark-end text:name="__RefHeading___Toc653_1699702591"/></text:h>
      <text:p text:style-name="P7"><text:span text:style-name="T37">T</text:span><text:span text:style-name="T44">his file contains a suite of default settings. <text:s/>It represents a typical usage for how to minimize configuration effort by defining a default configuration file, which can then by referred to using the </text:span><text:span text:style-name="T14">defaults_</text:span><text:span text:style-name="T44"> parameter.</text:span></text:p>
      <text:h text:style-name="P33" text:outline-level="2"><text:bookmark-start text:name="__RefHeading___Toc1275_3571716550"/><text:span text:style-name="T44">generate</text:span><text:span text:style-name="T32">.yaml</text:span><text:bookmark-end text:name="__RefHeading___Toc1275_3571716550"/></text:h>
      <text:p text:style-name="P8"><text:span text:style-name="T44">C</text:span><text:span text:style-name="T43">ontains a suite of typical </text:span><text:span text:style-name="T44">generators.</text:span></text:p>
      <text:h text:style-name="Heading_20_2" text:outline-level="2"><text:bookmark-start text:name="__RefHeading___Toc1265_3571716550"/><text:span text:style-name="T37">single_playback.</text:span><text:span text:style-name="T40">yaml</text:span><text:bookmark-end text:name="__RefHeading___Toc1265_3571716550"/></text:h>
      <text:p text:style-name="P8"><text:span text:style-name="T40">T</text:span><text:span text:style-name="T44">his file contains a single playback. <text:s/>It demonstrates </text:span><text:span text:style-name="T45">the following</text:span><text:span text:style-name="T44">:</text:span></text:p>
      <text:list xml:id="list2707714474" text:style-name="L8">
        <text:list-item>
          <text:p text:style-name="P88"><text:span text:style-name="T32">Using the </text:span><text:span text:style-name="T5">defaults_</text:span><text:span text:style-name="T32"> parameter.</text:span></text:p>
        </text:list-item>
        <text:list-item>
          <text:p text:style-name="P84">Setting up a YAML file containing only a single playback, which has the advantage that the single playback is implicitly selected.</text:p>
        </text:list-item>
      </text:list>
      <text:h text:style-name="P34" text:outline-level="2"><text:bookmark-start text:name="__RefHeading___Toc1366_1646069555"/><text:span text:style-name="T64">recover_orderbooks.</text:span><text:span text:style-name="T40">yaml</text:span><text:bookmark-end text:name="__RefHeading___Toc1366_1646069555"/></text:h>
      <text:p text:style-name="P94"><text:span text:style-name="T40">T</text:span><text:span text:style-name="T44">his file contains </text:span><text:span text:style-name="T64">typical configuration in order to recover a suite of orderbooks.</text:span></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auto" fo:break-after="auto" text:number-lines="true" text:line-number="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fo:orphans="4" style:page-number="auto"/>
      <style:text-properties fo:color="#3465a4" fo:font-size="105%" fo:font-style="normal"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text-properties fo:color="#5b277d" fo:font-size="85%" fo:font-style="italic"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loext:graphic-properties draw:fill="none" draw:fill-color="#729fcf"/>
      <style:paragraph-properties fo:margin-left="0in" fo:margin-right="0in" fo:text-indent="0in" style:auto-text-indent="false" style:page-number="auto" fo:background-color="transparent"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Blue.1" style:family="table-cell" style:data-style-name="N10100">
      <style:table-cell-properties fo:background-color="#0099ff" fo:border-top="2.49pt solid #000080" fo:border-bottom="0.06pt solid #00008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ue.2" style:family="table-cell" style:data-style-name="N10000">
      <style:table-cell-properties fo:background-color="#ffffff" fo:border-top="0.06pt solid #000080" fo:border-bottom="2.49pt solid #00008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ue.3" style:family="table-cell" style:data-style-name="N10100">
      <style:table-cell-properties fo:background-color="#99cc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ue.4" style:family="table-cell" style:data-style-name="N10000">
      <style:table-cell-properties fo:background-color="#99cc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ue.5" style:family="table-cell" style:data-style-name="N10000">
      <style:table-cell-properties fo:background-color="#99cc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ue.6" style:family="table-cell" style:data-style-name="N10100">
      <style:table-cell-properties fo:background-color="#99cc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ue.7" style:family="table-cell" style:data-style-name="N10000">
      <style:table-cell-properties fo:background-color="#99cc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ue.8" style:family="table-cell" style:data-style-name="N10000">
      <style:table-cell-properties fo:background-color="#99cc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ue.9" style:family="table-cell" style:data-style-name="N10000">
      <style:table-cell-properties fo:background-color="#99cc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ue.10" style:family="table-cell" style:data-style-name="N10000">
      <style:table-cell-properties fo:background-color="#99ccff"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ue.11" style:family="table-cell" style:data-style-name="N10100">
      <style:table-cell-properties fo:background-color="#0099ff" fo:border-top="2.49pt solid #000080" fo:border-bottom="0.06pt solid #00008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ue.12" style:family="table-cell" style:data-style-name="N10100">
      <style:table-cell-properties fo:background-color="#0099ff" fo:border-top="2.49pt solid #000080" fo:border-bottom="0.06pt solid #00008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ue.13" style:family="table-cell" style:data-style-name="N10100">
      <style:table-cell-properties fo:background-color="#ffffff" fo:border-top="0.06pt solid #000080" fo:border-bottom="2.49pt solid #00008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ue.14" style:family="table-cell" style:data-style-name="N10000">
      <style:table-cell-properties fo:background-color="#ffffff" fo:border-top="0.06pt solid #000080" fo:border-bottom="2.49pt solid #00008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style:style style:name="Blue.15" style:family="table-cell" style:data-style-name="N10100">
      <style:table-cell-properties fo:background-color="#0099ff" fo:border-top="2.49pt solid #000080" fo:border-bottom="0.06pt solid #000080" fo:padding="0in" fo:padding-left="0in" fo:padding-right="0in" fo:padding-top="0in" fo:padding-bottom="0in"/>
      <style:text-properties fo:color="#ffffff" fo:font-weight="bold" fo:font-style="italic" style:font-name="Thorndale" fo:font-family="Thorndale" style:font-weight-asian="bold" style:font-style-asian="italic" style:font-name-asian="Andale Sans UI" style:font-family-asian="'Andale Sans UI'" style:font-weight-complex="bold" style:font-style-complex="italic" style:font-name-complex="Tahoma" style:font-family-complex="Tahoma"/>
    </style:style>
    <style:style style:name="Blue.16" style:family="table-cell" style:data-style-name="N10000">
      <style:table-cell-properties fo:background-color="#ffffff" fo:border-top="0.06pt solid #000080" fo:border-bottom="2.49pt solid #000080" fo:padding="0in" fo:padding-left="0in" fo:padding-right="0in" fo:padding-top="0in" fo:padding-bottom="0in"/>
      <style:text-properties style:font-name="Thorndale" fo:font-family="Thorndale" style:font-name-asian="Andale Sans UI" style:font-family-asian="'Andale Sans UI'" style:font-name-complex="Tahoma" style:font-family-complex="Tahoma"/>
    </style:style>
    <table:table-template table:name="Blue" table:first-row-end-column="row" table:first-row-start-column="row" table:last-row-end-column="row" table:last-row-start-column="row">
      <table:first-row table:style-name="Blue.1"/>
      <table:last-row table:style-name="Blue.2"/>
      <table:first-column table:style-name="Blue.3"/>
      <table:last-column table:style-name="Blue.4"/>
      <table:body table:style-name="Blue.9"/>
      <table:even-rows table:style-name="Blue.5"/>
      <table:odd-rows table:style-name="Blue.6"/>
      <table:even-columns table:style-name="Blue.7"/>
      <table:odd-columns table:style-name="Blue.8"/>
      <table:background table:style-name="Blue.10"/>
      <loext:first-row-even-column table:style-name="Blue.15"/>
      <loext:last-row-even-column table:style-name="Blue.16"/>
      <loext:first-row-end-column table:style-name="Blue.12"/>
      <loext:first-row-start-column table:style-name="Blue.11"/>
      <loext:last-row-end-column table:style-name="Blue.14"/>
      <loext:last-row-start-column table:style-name="Blue.13"/>
    </table:table-template>
  </office:styles>
  <office:automatic-styles>
    <style:style style:name="MP1" style:family="paragraph" style:parent-style-name="Header">
      <style:paragraph-properties fo:text-align="center" style:justify-single-word="false"/>
      <style:text-properties officeooo:paragraph-rsid="001cfa0b"/>
    </style:style>
    <style:style style:name="MP2" style:family="paragraph" style:parent-style-name="Footer">
      <style:paragraph-properties fo:text-align="center" style:justify-single-word="false"/>
    </style:style>
    <style:style style:name="MT1" style:family="text">
      <style:text-properties fo:font-size="11pt" officeooo:rsid="001cfa0b" style:font-size-asian="11pt" style:font-size-complex="11pt"/>
    </style:style>
    <style:style style:name="MT2" style:family="text">
      <style:text-properties fo:font-size="11pt" officeooo:rsid="003c13e4" style:font-size-asian="11pt" style:font-size-complex="11pt"/>
    </style:style>
    <style:style style:name="MT3" style:family="text">
      <style:text-properties fo:font-size="11pt" officeooo:rsid="004027ed" style:font-size-asian="11pt" style:font-size-complex="11pt"/>
    </style:style>
    <style:style style:name="MT4" style:family="text">
      <style:text-properties fo:font-size="11pt" officeooo:rsid="006fa7af" style:font-size-asian="11pt" style:font-size-complex="11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 CO3 </text:span><text:span text:style-name="MT2">Configu</text:span><text:span text:style-name="MT3">r</text:span><text:span text:style-name="MT2">ation, </text:span><text:span text:style-name="MT4">2021-02-11</text:span><text:span text:style-name="MT1"> -</text:span></text:p>
      </style:header>
      <style:footer>
        <text:p text:style-name="MP2">- <text:page-number text:select-page="current">14</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8T21:16:18.260412990</meta:creation-date>
    <dc:date>2021-02-11T19:07:32.364576976</dc:date>
    <meta:editing-duration>PT2H57M53S</meta:editing-duration>
    <meta:editing-cycles>36</meta:editing-cycles>
    <meta:generator>LibreOffice/6.4.6.2$Linux_X86_64 LibreOffice_project/40$Build-2</meta:generator>
    <meta:document-statistic meta:table-count="2" meta:image-count="0" meta:object-count="0" meta:page-count="14" meta:paragraph-count="216" meta:word-count="2857" meta:character-count="18094" meta:non-whitespace-character-count="15492"/>
  </office:meta>
</office:document-meta>
</file>